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pt"/>
    </style:style>
    <style:style style:name="co3" style:family="table-column">
      <style:table-column-properties fo:break-before="auto" style:column-width="153.55pt"/>
    </style:style>
    <style:style style:name="co4" style:family="table-column">
      <style:table-column-properties fo:break-before="auto" style:column-width="86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MostPop" table:style-name="ta1">
        <table:table-column table:style-name="co1" table:default-cell-style-name="Default"/>
        <table:table-row table:style-name="ro1">
          <table:table-cell/>
        </table:table-row>
      </table:table>
      <table:table table:name="CFItemN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aset: tmp\\reducedU2DistMapPurchaseMatrixWithoutRX_v1.ser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Jaccard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  <table:table-cell office:value-type="string" calcext:value-type="string">
            <text:p>0.3897276566823632</text:p>
          </table:table-cell>
          <table:table-cell office:value-type="string" calcext:value-type="string">
            <text:p>0.22686731426213094</text:p>
          </table:table-cell>
          <table:table-cell office:value-type="string" calcext:value-type="string">
            <text:p>27 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  <table:table-cell office:value-type="string" calcext:value-type="string">
            <text:p>0.3907956696927035</text:p>
          </table:table-cell>
          <table:table-cell office:value-type="string" calcext:value-type="string">
            <text:p>0.227524590539807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  <table:table-cell office:value-type="string" calcext:value-type="string">
            <text:p>0.39171804456527015</text:p>
          </table:table-cell>
          <table:table-cell office:value-type="string" calcext:value-type="string">
            <text:p>0.228105439343335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  <table:table-cell office:value-type="string" calcext:value-type="string">
            <text:p>0.3924947813000631</text:p>
          </table:table-cell>
          <table:table-cell office:value-type="string" calcext:value-type="string">
            <text:p>0.228579289683055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  <table:table-cell office:value-type="string" calcext:value-type="string">
            <text:p>0.3932229719889315</text:p>
          </table:table-cell>
          <table:table-cell office:value-type="string" calcext:value-type="string">
            <text:p>0.22896906980121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  <table:table-cell office:value-type="string" calcext:value-type="string">
            <text:p>0.39364370438694435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2518514555612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4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  <table:table-cell office:value-type="string" calcext:value-type="string">
            <text:p>0.3938217065553344</text:p>
          </table:table-cell>
          <table:table-cell office:value-type="string" calcext:value-type="string">
            <text:p>0.2292289232133167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  <table:table-cell office:value-type="string" calcext:value-type="string">
            <text:p>0.39401589073903265</text:p>
          </table:table-cell>
          <table:table-cell office:value-type="string" calcext:value-type="string">
            <text:p>0.22934356442453932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  <table:table-cell office:value-type="string" calcext:value-type="string">
            <text:p>0.39369225043286893</text:p>
          </table:table-cell>
          <table:table-cell office:value-type="string" calcext:value-type="string">
            <text:p>0.22905314002277538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  <table:table-cell office:value-type="string" calcext:value-type="string">
            <text:p>0.39283460362153505</text:p>
          </table:table-cell>
          <table:table-cell office:value-type="string" calcext:value-type="string">
            <text:p>0.22852579045115137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  <table:table-cell office:value-type="string" calcext:value-type="string">
            <text:p>0.39181513665711926</text:p>
          </table:table-cell>
          <table:table-cell office:value-type="string" calcext:value-type="string">
            <text:p>0.22792201340537896</text:p>
          </table:table-cell>
          <table:table-cell office:value-type="string" calcext:value-type="string">
            <text:p>21 m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  <table:table-cell office:value-type="string" calcext:value-type="string">
            <text:p>0.38681489392688967</text:p>
          </table:table-cell>
          <table:table-cell office:value-type="string" calcext:value-type="string">
            <text:p>0.22491077092393175</text:p>
          </table:table-cell>
          <table:table-cell office:value-type="string" calcext:value-type="string">
            <text:p>17 min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osine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3342955582833" calcext:value-type="float">
            <text:p>0.1333429556</text:p>
          </table:table-cell>
          <table:table-cell office:value-type="string" calcext:value-type="string">
            <text:p>0.3866530737738078</text:p>
          </table:table-cell>
          <table:table-cell office:value-type="string" calcext:value-type="string">
            <text:p>0.2228013726374357</text:p>
          </table:table-cell>
          <table:table-cell office:value-type="string" calcext:value-type="string">
            <text:p>26 min</text:p>
          </table:table-cell>
        </table:table-row>
      </table:table>
      <table:table table:name="CFUserN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se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9489389436323456</text:p>
          </table:table-cell>
          <table:table-cell table:style-name="ce1" office:value-type="string" calcext:value-type="string">
            <text:p>0.3181707849895626</text:p>
          </table:table-cell>
          <table:table-cell table:style-name="ce1" office:value-type="string" calcext:value-type="string">
            <text:p>0.171763105401129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9909424885764248</text:p>
          </table:table-cell>
          <table:table-cell table:style-name="ce1" office:value-type="string" calcext:value-type="string">
            <text:p>0.332783144812855</text:p>
          </table:table-cell>
          <table:table-cell table:style-name="ce1" office:value-type="string" calcext:value-type="string">
            <text:p>0.18061340690751512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10094576389106988</text:p>
          </table:table-cell>
          <table:table-cell table:style-name="ce1" office:value-type="string" calcext:value-type="string">
            <text:p>0.33642409825719694</text:p>
          </table:table-cell>
          <table:table-cell table:style-name="ce1" office:value-type="string" calcext:value-type="string">
            <text:p>0.18269223420435177</text:p>
          </table:table-cell>
          <table:table-cell office:value-type="string" calcext:value-type="string">
            <text:p>12 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10187252748198634</text:p>
          </table:table-cell>
          <table:table-cell table:style-name="ce1" office:value-type="string" calcext:value-type="string">
            <text:p>0.33800993575739924</text:p>
          </table:table-cell>
          <table:table-cell table:style-name="ce1" office:value-type="string" calcext:value-type="string">
            <text:p><text:s/>0.1838157180743333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10218758300744507</text:p>
          </table:table-cell>
          <table:table-cell table:style-name="ce1" office:value-type="string" calcext:value-type="string">
            <text:p>0.3389646746605822</text:p>
          </table:table-cell>
          <table:table-cell table:style-name="ce1" office:value-type="string" calcext:value-type="string">
            <text:p>0.18447299435200967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0.10205189294055214</text:p>
          </table:table-cell>
          <table:table-cell table:style-name="ce1" office:value-type="string" calcext:value-type="string">
            <text:p>0.34038869200770266</text:p>
          </table:table-cell>
          <table:table-cell table:style-name="ce1" office:value-type="string" calcext:value-type="string">
            <text:p>0.1852296263460789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1015212166892076</text:p>
          </table:table-cell>
          <table:table-cell table:style-name="ce1" office:value-type="string" calcext:value-type="string">
            <text:p>0.33954722721167696</text:p>
          </table:table-cell>
          <table:table-cell table:style-name="ce1" office:value-type="string" calcext:value-type="string">
            <text:p>0.18505384315553755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string" calcext:value-type="string">
            <text:p>0.09956885866035257</text:p>
          </table:table-cell>
          <table:table-cell table:style-name="ce1" office:value-type="string" calcext:value-type="string">
            <text:p>0.3388675825687331</text:p>
          </table:table-cell>
          <table:table-cell table:style-name="ce1" office:value-type="string" calcext:value-type="string">
            <text:p>0.18490098820724074</text:p>
          </table:table-cell>
          <table:table-cell office:value-type="string" calcext:value-type="string">
            <text:p>13 mi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67126499566278</text:p>
          </table:table-cell>
          <table:table-cell table:style-name="ce1" office:value-type="string" calcext:value-type="string">
            <text:p>0.3381393918798647</text:p>
          </table:table-cell>
          <table:table-cell table:style-name="ce1" office:value-type="string" calcext:value-type="string">
            <text:p>0.18741545210672333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including identical users (for other values neighbors with sim = 1 were exclud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92591982942339</text:p>
          </table:table-cell>
          <table:table-cell table:style-name="ce1" office:value-type="string" calcext:value-type="string">
            <text:p>0.3388837645840413</text:p>
          </table:table-cell>
          <table:table-cell table:style-name="ce1" office:value-type="string" calcext:value-type="string">
            <text:p>0.187767018487806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35479</text:p>
          </table:table-cell>
          <table:table-cell office:value-type="string" calcext:value-type="string">
            <text:p>0.196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048</text:p>
          </table:table-cell>
          <table:table-cell office:value-type="string" calcext:value-type="string">
            <text:p>0.35541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0948734342671736</text:p>
          </table:table-cell>
          <table:table-cell office:value-type="string" calcext:value-type="string">
            <text:p>0.35333430425425183</text:p>
          </table:table-cell>
          <table:table-cell office:value-type="string" calcext:value-type="string">
            <text:p>0.19515755523795694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08968</text:p>
          </table:table-cell>
          <table:table-cell office:value-type="string" calcext:value-type="string">
            <text:p>0.35287</text:p>
          </table:table-cell>
          <table:table-cell office:value-type="string" calcext:value-type="string">
            <text:p>0.1948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80165439795189</text:p>
          </table:table-cell>
          <table:table-cell office:value-type="string" calcext:value-type="string">
            <text:p>0.35089081994271565</text:p>
          </table:table-cell>
          <table:table-cell office:value-type="string" calcext:value-type="string">
            <text:p>0.1933538668480545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702</text:p>
          </table:table-cell>
          <table:table-cell office:value-type="string" calcext:value-type="string">
            <text:p>0.34964</text:p>
          </table:table-cell>
          <table:table-cell office:value-type="string" calcext:value-type="string">
            <text:p>0.192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614569115013482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1878816596990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536</text:p>
          </table:table-cell>
          <table:table-cell office:value-type="string" calcext:value-type="string">
            <text:p>0.34746</text:p>
          </table:table-cell>
          <table:table-cell office:value-type="string" calcext:value-type="string">
            <text:p>0.19132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457511443436268</text:p>
          </table:table-cell>
          <table:table-cell office:value-type="string" calcext:value-type="string">
            <text:p>0.34665113193197084</text:p>
          </table:table-cell>
          <table:table-cell office:value-type="string" calcext:value-type="string">
            <text:p>0.1904954793149041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34617</text:p>
          </table:table-cell>
          <table:table-cell office:value-type="string" calcext:value-type="string">
            <text:p>0.18994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312257744795389</text:p>
          </table:table-cell>
          <table:table-cell office:value-type="string" calcext:value-type="string">
            <text:p>0.34491965629399485</text:p>
          </table:table-cell>
          <table:table-cell office:value-type="string" calcext:value-type="string">
            <text:p>0.18920385500179604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228</text:p>
          </table:table-cell>
          <table:table-cell office:value-type="string" calcext:value-type="string">
            <text:p>0.34392</text:p>
          </table:table-cell>
          <table:table-cell office:value-type="string" calcext:value-type="string">
            <text:p>0.18866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167985927470873</text:p>
          </table:table-cell>
          <table:table-cell office:value-type="string" calcext:value-type="string">
            <text:p>0.34278363027331427</text:p>
          </table:table-cell>
          <table:table-cell office:value-type="string" calcext:value-type="string">
            <text:p>0.18791223068868798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0.10124</text:p>
          </table:table-cell>
          <table:table-cell office:value-type="string" calcext:value-type="string">
            <text:p>0.34212</text:p>
          </table:table-cell>
          <table:table-cell office:value-type="string" calcext:value-type="string">
            <text:p>0.18761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0.10049147297529452</text:p>
          </table:table-cell>
          <table:table-cell office:value-type="string" calcext:value-type="string">
            <text:p>0.3410359726200301</text:p>
          </table:table-cell>
          <table:table-cell office:value-type="string" calcext:value-type="string">
            <text:p>0.1868498887980251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0.09954846633668728</text:p>
          </table:table-cell>
          <table:table-cell office:value-type="string" calcext:value-type="string">
            <text:p>0.33870576241565126</text:p>
          </table:table-cell>
          <table:table-cell office:value-type="string" calcext:value-type="string">
            <text:p>0.18533662480988666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9910731272094397</text:p>
          </table:table-cell>
          <table:table-cell office:value-type="string" calcext:value-type="string">
            <text:p>0.3374759292522291</text:p>
          </table:table-cell>
          <table:table-cell office:value-type="string" calcext:value-type="string">
            <text:p>0.18471756226928457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738695510625449</text:p>
          </table:table-cell>
          <table:table-cell office:value-type="string" calcext:value-type="string">
            <text:p>0.33449843843552274</text:p>
          </table:table-cell>
          <table:table-cell office:value-type="string" calcext:value-type="string">
            <text:p>0.18267694870952209</text:p>
          </table:table-cell>
          <table:table-cell office:value-type="string" calcext:value-type="string">
            <text:p>18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01383665522174</text:p>
          </table:table-cell>
          <table:table-cell office:value-type="string" calcext:value-type="string">
            <text:p>0.3306956648380989</text:p>
          </table:table-cell>
          <table:table-cell office:value-type="string" calcext:value-type="string">
            <text:p>0.1804223382221441</text:p>
          </table:table-cell>
          <table:table-cell office:value-type="string" calcext:value-type="string">
            <text:p>20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C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339900349590743</text:p>
          </table:table-cell>
          <table:table-cell table:style-name="ce1" office:value-type="string" calcext:value-type="string">
            <text:p>0.3145945596064534</text:p>
          </table:table-cell>
          <table:table-cell table:style-name="ce1" office:value-type="string" calcext:value-type="string">
            <text:p>0.171182256597601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11074</text:p>
          </table:table-cell>
          <table:table-cell table:style-name="ce1" office:value-type="string" calcext:value-type="string">
            <text:p>0.34987</text:p>
          </table:table-cell>
          <table:table-cell table:style-name="ce1" office:value-type="string" calcext:value-type="string">
            <text:p>0.19317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224199910519143</text:p>
          </table:table-cell>
          <table:table-cell office:value-type="string" calcext:value-type="string">
            <text:p>0.3566030713465055</text:p>
          </table:table-cell>
          <table:table-cell office:value-type="string" calcext:value-type="string">
            <text:p>0.1973815947356755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192</text:p>
          </table:table-cell>
          <table:table-cell office:value-type="string" calcext:value-type="string">
            <text:p>0.35795</text:p>
          </table:table-cell>
          <table:table-cell office:value-type="string" calcext:value-type="string">
            <text:p>0.1984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1071720726509532</text:p>
          </table:table-cell>
          <table:table-cell office:value-type="string" calcext:value-type="string">
            <text:p>0.3569267116526692</text:p>
          </table:table-cell>
          <table:table-cell office:value-type="string" calcext:value-type="string">
            <text:p>0.19783251683315117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1009</text:p>
          </table:table-cell>
          <table:table-cell office:value-type="string" calcext:value-type="string">
            <text:p>0.35730</text:p>
          </table:table-cell>
          <table:table-cell office:value-type="string" calcext:value-type="string">
            <text:p>0.1978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907026620639552</text:p>
          </table:table-cell>
          <table:table-cell office:value-type="string" calcext:value-type="string">
            <text:p>0.35508196190753594</text:p>
          </table:table-cell>
          <table:table-cell office:value-type="string" calcext:value-type="string">
            <text:p>0.1965485352674579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832</text:p>
          </table:table-cell>
          <table:table-cell office:value-type="string" calcext:value-type="string">
            <text:p>0.35405</text:p>
          </table:table-cell>
          <table:table-cell office:value-type="string" calcext:value-type="string">
            <text:p>0.19581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756567981091202</text:p>
          </table:table-cell>
          <table:table-cell office:value-type="string" calcext:value-type="string">
            <text:p>0.3526870236419244</text:p>
          </table:table-cell>
          <table:table-cell office:value-type="string" calcext:value-type="string">
            <text:p>0.1950811277638085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672</text:p>
          </table:table-cell>
          <table:table-cell office:value-type="string" calcext:value-type="string">
            <text:p>0.35207</text:p>
          </table:table-cell>
          <table:table-cell office:value-type="string" calcext:value-type="string">
            <text:p>0.19466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579228786600611</text:p>
          </table:table-cell>
          <table:table-cell office:value-type="string" calcext:value-type="string">
            <text:p>0.3507613638202502</text:p>
          </table:table-cell>
          <table:table-cell office:value-type="string" calcext:value-type="string">
            <text:p>0.19375128971362626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481</text:p>
          </table:table-cell>
          <table:table-cell office:value-type="string" calcext:value-type="string">
            <text:p>0.34911</text:p>
          </table:table-cell>
          <table:table-cell office:value-type="string" calcext:value-type="string">
            <text:p>0.19247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42342017786795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225331122031747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345</text:p>
          </table:table-cell>
          <table:table-cell office:value-type="string" calcext:value-type="string">
            <text:p>0.34741</text:p>
          </table:table-cell>
          <table:table-cell office:value-type="string" calcext:value-type="string">
            <text:p>0.1912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269</text:p>
          </table:table-cell>
          <table:table-cell office:value-type="string" calcext:value-type="string">
            <text:p>0.34649</text:p>
          </table:table-cell>
          <table:table-cell office:value-type="string" calcext:value-type="string">
            <text:p>0.19059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10004967088697539</text:p>
          </table:table-cell>
          <table:table-cell office:value-type="string" calcext:value-type="string">
            <text:p>0.34067996828325</text:p>
          </table:table-cell>
          <table:table-cell office:value-type="string" calcext:value-type="string">
            <text:p>0.18705624297822582</text:p>
          </table:table-cell>
          <table:table-cell office:value-type="string" calcext:value-type="string">
            <text:p>15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803288167283714</text:p>
          </table:table-cell>
          <table:table-cell office:value-type="string" calcext:value-type="string">
            <text:p>0.335647361522404</text:p>
          </table:table-cell>
          <table:table-cell office:value-type="string" calcext:value-type="string">
            <text:p>0.1841367134657566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71380248794548</text:p>
          </table:table-cell>
          <table:table-cell office:value-type="string" calcext:value-type="string">
            <text:p>0.3317798598637474</text:p>
          </table:table-cell>
          <table:table-cell office:value-type="string" calcext:value-type="string">
            <text:p>0.18153817934471084</text:p>
          </table:table-cell>
          <table:table-cell office:value-type="string" calcext:value-type="string">
            <text:p>19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FUserNN2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0.0915805438539911" calcext:value-type="float">
            <text:p>0.0915805439</text:p>
          </table:table-cell>
          <table:table-cell office:value-type="float" office:value="0.318785701571274" calcext:value-type="float">
            <text:p>0.3187857016</text:p>
          </table:table-cell>
          <table:table-cell office:value-type="float" office:value="0.171808961885619" calcext:value-type="float">
            <text:p>0.1718089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0.0896550931760026" calcext:value-type="float">
            <text:p>0.0896550932</text:p>
          </table:table-cell>
          <table:table-cell office:value-type="float" office:value="0.316471673382203" calcext:value-type="float">
            <text:p>0.3164716734</text:p>
          </table:table-cell>
          <table:table-cell office:value-type="float" office:value="0.170540265814755" calcext:value-type="float">
            <text:p>0.1705402658</text:p>
          </table:table-cell>
          <table:table-cell table:number-columns-repeated="2"/>
        </table:table-row>
      </table:table>
      <table:table table:name="CBNN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style-name="ce1"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: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507246220592463</text:p>
          </table:table-cell>
          <table:table-cell office:value-type="string" calcext:value-type="string">
            <text:p>0.025891224493098372</text:p>
          </table:table-cell>
          <table:table-cell office:value-type="string" calcext:value-type="string">
            <text:p>0.012518820265509045</text:p>
          </table:table-cell>
          <table:table-cell office:value-type="string" calcext:value-type="string">
            <text:p>6 min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12092220031279044</text:p>
          </table:table-cell>
          <table:table-cell office:value-type="string" calcext:value-type="string">
            <text:p>0.06233312296713433</text:p>
          </table:table-cell>
          <table:table-cell office:value-type="string" calcext:value-type="string">
            <text:p>0.03080791482922281</text:p>
          </table:table-cell>
          <table:table-cell office:value-type="string" calcext:value-type="string">
            <text:p>0.5 min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5399915703446003</text:p>
          </table:table-cell>
          <table:table-cell office:value-type="string" calcext:value-type="string">
            <text:p>0.07768985549460329</text:p>
          </table:table-cell>
          <table:table-cell office:value-type="string" calcext:value-type="string">
            <text:p>0.03856530345528611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17249337288282488</text:p>
          </table:table-cell>
          <table:table-cell office:value-type="string" calcext:value-type="string">
            <text:p>0.0836610191433241</text:p>
          </table:table-cell>
          <table:table-cell office:value-type="string" calcext:value-type="string">
            <text:p>0.04148483296775525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016841294261693916</text:p>
          </table:table-cell>
          <table:table-cell office:value-type="string" calcext:value-type="string">
            <text:p>0.09110474618508989</text:p>
          </table:table-cell>
          <table:table-cell office:value-type="string" calcext:value-type="string">
            <text:p>0.04501578227341164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019109264933795646</text:p>
          </table:table-cell>
          <table:table-cell office:value-type="string" calcext:value-type="string">
            <text:p>0.10015049274236613</text:p>
          </table:table-cell>
          <table:table-cell office:value-type="string" calcext:value-type="string">
            <text:p>0.0496396444593902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01971987570125009</text:p>
          </table:table-cell>
          <table:table-cell office:value-type="string" calcext:value-type="string">
            <text:p>0.11032898037121543</text:p>
          </table:table-cell>
          <table:table-cell office:value-type="string" calcext:value-type="string">
            <text:p>0.0551424225980755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021825395501498264</text:p>
          </table:table-cell>
          <table:table-cell office:value-type="string" calcext:value-type="string">
            <text:p>0.11895399453047882</text:p>
          </table:table-cell>
          <table:table-cell office:value-type="string" calcext:value-type="string">
            <text:p>0.0595217168667792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02241931798850992</text:p>
          </table:table-cell>
          <table:table-cell office:value-type="string" calcext:value-type="string">
            <text:p>0.1198278233571209</text:p>
          </table:table-cell>
          <table:table-cell office:value-type="string" calcext:value-type="string">
            <text:p>0.0600414236909884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02108075216845354</text:p>
          </table:table-cell>
          <table:table-cell office:value-type="string" calcext:value-type="string">
            <text:p>0.12149457093386411</text:p>
          </table:table-cell>
          <table:table-cell office:value-type="string" calcext:value-type="string">
            <text:p>0.06094326788593963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23174469424021012</text:p>
          </table:table-cell>
          <table:table-cell office:value-type="string" calcext:value-type="string">
            <text:p>0.1276113727203586</text:p>
          </table:table-cell>
          <table:table-cell office:value-type="string" calcext:value-type="string">
            <text:p>0.0640462233363649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Default" table:number-columns-repeated="3"/>
          <table:table-cell table:number-columns-repeated="3"/>
          <table:table-cell table:style-name="Default"/>
        </table:table-row>
      </table:table>
      <table:table table:name="Correlation" table:style-name="ta1">
        <table:table-column table:style-name="co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FItemNN – CFUserNN <text:s/>(500 neighbor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9435" calcext:value-type="float">
            <text:p>19435</text:p>
          </table:table-cell>
          <table:table-cell office:value-type="string" calcext:value-type="string">
            <text:p>14.85367960074287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10249" calcext:value-type="float">
            <text:p>10249</text:p>
          </table:table-cell>
          <table:table-cell office:value-type="string" calcext:value-type="string">
            <text:p>7.83305182547022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3.59361983445809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6457" calcext:value-type="float">
            <text:p>96457</text:p>
          </table:table-cell>
          <table:table-cell office:value-type="string" calcext:value-type="string">
            <text:p>73.71964873932882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6567627069873329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Item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0.452450646958568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9092" calcext:value-type="float">
            <text:p>29092</text:p>
          </table:table-cell>
          <table:table-cell office:value-type="string" calcext:value-type="string">
            <text:p>22.234280779254526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0.799431379592335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0113" calcext:value-type="float">
            <text:p>100113</text:p>
          </table:table-cell>
          <table:table-cell office:value-type="string" calcext:value-type="string">
            <text:p>76.51383719419456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36173033703005814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User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0.2491535657238064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3810" calcext:value-type="float">
            <text:p>23810</text:p>
          </table:table-cell>
          <table:table-cell office:value-type="string" calcext:value-type="string">
            <text:p>18.197381594735678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5395" calcext:value-type="float">
            <text:p>105395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04226061776145745</text:p>
          </table:table-cell>
          <table:table-cell table:style-name="Default"/>
        </table:table-row>
      </table:table>
      <table:table table:name="SVD" table:style-name="ta1"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andom negative samples without weighting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MAN without weightin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7163572500414995</text:p>
          </table:table-cell>
          <table:table-cell office:value-type="string" calcext:value-type="string">
            <text:p>0.2219201579364694</text:p>
          </table:table-cell>
          <table:table-cell office:value-type="string" calcext:value-type="string">
            <text:p>0.1173467438074639</text:p>
          </table:table-cell>
          <table:table-cell office:value-type="string" calcext:value-type="string">
            <text:p>0.17787589406541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90105454694398</text:p>
          </table:table-cell>
          <table:table-cell office:value-type="string" calcext:value-type="string">
            <text:p>0.19339126494813663</text:p>
          </table:table-cell>
          <table:table-cell office:value-type="string" calcext:value-type="string">
            <text:p>0.10059384147413312</text:p>
          </table:table-cell>
          <table:table-cell office:value-type="string" calcext:value-type="string">
            <text:p>0.1237870750671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453091798578116</text:p>
          </table:table-cell>
          <table:table-cell office:value-type="string" calcext:value-type="string">
            <text:p>0.18329368739582827</text:p>
          </table:table-cell>
          <table:table-cell office:value-type="string" calcext:value-type="string">
            <text:p>0.09519041905184075</text:p>
          </table:table-cell>
          <table:table-cell office:value-type="string" calcext:value-type="string">
            <text:p>0.11133556293166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51250903868723</text:p>
          </table:table-cell>
          <table:table-cell office:value-type="string" calcext:value-type="string">
            <text:p>0.2239914558959173</text:p>
          </table:table-cell>
          <table:table-cell office:value-type="string" calcext:value-type="string">
            <text:p>0.11874536658437976</text:p>
          </table:table-cell>
          <table:table-cell office:value-type="string" calcext:value-type="string">
            <text:p>0.178193355958672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947188229968032</text:p>
          </table:table-cell>
          <table:table-cell office:value-type="string" calcext:value-type="string">
            <text:p>0.18525171124811884</text:p>
          </table:table-cell>
          <table:table-cell office:value-type="string" calcext:value-type="string">
            <text:p>0.09584769532951705</text:p>
          </table:table-cell>
          <table:table-cell office:value-type="string" calcext:value-type="string">
            <text:p>0.123580038193265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8339816103882325</text:p>
          </table:table-cell>
          <table:table-cell office:value-type="string" calcext:value-type="string">
            <text:p>0.17580141430813795</text:p>
          </table:table-cell>
          <table:table-cell office:value-type="string" calcext:value-type="string">
            <text:p>0.09123911863836812</text:p>
          </table:table-cell>
          <table:table-cell office:value-type="string" calcext:value-type="string">
            <text:p>0.11135866722845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6591740919566645</text:p>
          </table:table-cell>
          <table:table-cell office:value-type="string" calcext:value-type="string">
            <text:p>0.2231176270692752</text:p>
          </table:table-cell>
          <table:table-cell office:value-type="string" calcext:value-type="string">
            <text:p>0.11810337580153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204979761149943</text:p>
          </table:table-cell>
          <table:table-cell office:value-type="string" calcext:value-type="string">
            <text:p>0.18434551839086039</text:p>
          </table:table-cell>
          <table:table-cell office:value-type="string" calcext:value-type="string">
            <text:p>0.09597762203556935</text:p>
          </table:table-cell>
          <table:table-cell office:value-type="string" calcext:value-type="string">
            <text:p>0.127270043231306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13317546405327</text:p>
          </table:table-cell>
          <table:table-cell office:value-type="string" calcext:value-type="string">
            <text:p>0.1772901597164911</text:p>
          </table:table-cell>
          <table:table-cell office:value-type="string" calcext:value-type="string">
            <text:p>0.09193460865311863</text:p>
          </table:table-cell>
          <table:table-cell office:value-type="string" calcext:value-type="string">
            <text:p>0.11509899829794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6991904901711704</text:p>
          </table:table-cell>
          <table:table-cell office:value-type="string" calcext:value-type="string">
            <text:p>0.19780895512727156</text:p>
          </table:table-cell>
          <table:table-cell office:value-type="string" calcext:value-type="string">
            <text:p>0.1069755355655251</text:p>
          </table:table-cell>
          <table:table-cell office:value-type="string" calcext:value-type="string">
            <text:p>0.4704995142737802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0.04463863507404921</text:p>
          </table:table-cell>
          <table:table-cell table:style-name="ce1" office:value-type="string" calcext:value-type="string">
            <text:p>0.23086881240189652</text:p>
          </table:table-cell>
          <table:table-cell table:style-name="ce1" office:value-type="string" calcext:value-type="string">
            <text:p>0.12317816008498735</text:p>
          </table:table-cell>
          <table:table-cell table:style-name="ce1" office:value-type="string" calcext:value-type="string">
            <text:p>0.0086537351658164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279067944577875</text:p>
          </table:table-cell>
          <table:table-cell office:value-type="string" calcext:value-type="string">
            <text:p>0.24078838778581485</text:p>
          </table:table-cell>
          <table:table-cell office:value-type="string" calcext:value-type="string">
            <text:p>0.1289942908676811</text:p>
          </table:table-cell>
          <table:table-cell office:value-type="string" calcext:value-type="string">
            <text:p>0.3470707007680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.04968</text:p>
          </table:table-cell>
          <table:table-cell office:value-type="string" calcext:value-type="string">
            <text:p>0.24385</text:p>
          </table:table-cell>
          <table:table-cell office:value-type="string" calcext:value-type="string">
            <text:p>0.13078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583060340317036</text:p>
          </table:table-cell>
          <table:table-cell office:value-type="string" calcext:value-type="string">
            <text:p>0.24129003026036863</text:p>
          </table:table-cell>
          <table:table-cell office:value-type="string" calcext:value-type="string">
            <text:p>0.12913186032114823</text:p>
          </table:table-cell>
          <table:table-cell office:value-type="string" calcext:value-type="string">
            <text:p>0.297428232076809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42</text:p>
          </table:table-cell>
          <table:table-cell office:value-type="string" calcext:value-type="string">
            <text:p>0.24435</text:p>
          </table:table-cell>
          <table:table-cell office:value-type="string" calcext:value-type="string">
            <text:p>0.13091</text:p>
          </table:table-cell>
          <table:table-cell office:value-type="string" calcext:value-type="string">
            <text:p>0.00131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464086191700375</text:p>
          </table:table-cell>
          <table:table-cell office:value-type="string" calcext:value-type="string">
            <text:p>0.24324805411265918</text:p>
          </table:table-cell>
          <table:table-cell office:value-type="string" calcext:value-type="string">
            <text:p>0.12988084956780263</text:p>
          </table:table-cell>
          <table:table-cell office:value-type="string" calcext:value-type="string">
            <text:p>0.2585221902171266</text:p>
          </table:table-cell>
          <table:table-cell/>
          <table:table-cell office:value-type="string" calcext:value-type="string">
            <text:p>0.0001 0.0001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836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0152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80966307407145</text:p>
          </table:table-cell>
          <table:table-cell office:value-type="string" calcext:value-type="string">
            <text:p>0.2411929381685195</text:p>
          </table:table-cell>
          <table:table-cell office:value-type="string" calcext:value-type="string">
            <text:p>0.12902486185734047</text:p>
          </table:table-cell>
          <table:table-cell office:value-type="string" calcext:value-type="string">
            <text:p>0.237820488025728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855</text:p>
          </table:table-cell>
          <table:table-cell office:value-type="string" calcext:value-type="string">
            <text:p>0.24479</text:p>
          </table:table-cell>
          <table:table-cell office:value-type="string" calcext:value-type="string">
            <text:p>0.13123</text:p>
          </table:table-cell>
          <table:table-cell office:value-type="string" calcext:value-type="string">
            <text:p>0.0142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34222476305201</text:p>
          </table:table-cell>
          <table:table-cell office:value-type="string" calcext:value-type="string">
            <text:p>0.22891078854960598</text:p>
          </table:table-cell>
          <table:table-cell office:value-type="string" calcext:value-type="string">
            <text:p>0.12089297860794998</text:p>
          </table:table-cell>
          <table:table-cell office:value-type="string" calcext:value-type="string">
            <text:p>0.1819470354272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830342067808872</text:p>
          </table:table-cell>
          <table:table-cell office:value-type="string" calcext:value-type="string">
            <text:p>0.20549541239866012</text:p>
          </table:table-cell>
          <table:table-cell office:value-type="string" calcext:value-type="string">
            <text:p>0.11109497642212422</text:p>
          </table:table-cell>
          <table:table-cell office:value-type="string" calcext:value-type="string">
            <text:p>0.466224783958729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906</text:p>
          </table:table-cell>
          <table:table-cell office:value-type="string" calcext:value-type="string">
            <text:p>0.24449</text:p>
          </table:table-cell>
          <table:table-cell office:value-type="string" calcext:value-type="string">
            <text:p>0.131011</text:p>
          </table:table-cell>
          <table:table-cell office:value-type="string" calcext:value-type="string">
            <text:p>0.0026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42467791905278</text:p>
          </table:table-cell>
          <table:table-cell office:value-type="string" calcext:value-type="string">
            <text:p>0.2388141819182161</text:p>
          </table:table-cell>
          <table:table-cell office:value-type="string" calcext:value-type="string">
            <text:p>0.12836758557966418</text:p>
          </table:table-cell>
          <table:table-cell office:value-type="string" calcext:value-type="string">
            <text:p>0.3448699951534525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91</text:p>
          </table:table-cell>
          <table:table-cell office:value-type="string" calcext:value-type="string">
            <text:p>0.24483</text:p>
          </table:table-cell>
          <table:table-cell office:value-type="string" calcext:value-type="string">
            <text:p>0.244833</text:p>
          </table:table-cell>
          <table:table-cell office:value-type="string" calcext:value-type="string">
            <text:p>0.00249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182749061109385</text:p>
          </table:table-cell>
          <table:table-cell office:value-type="string" calcext:value-type="string">
            <text:p>0.24216385908701069</text:p>
          </table:table-cell>
          <table:table-cell office:value-type="string" calcext:value-type="string">
            <text:p>0.1295369259341348</text:p>
          </table:table-cell>
          <table:table-cell office:value-type="string" calcext:value-type="string">
            <text:p>0.29897028842955636</text:p>
          </table:table-cell>
          <table:table-cell/>
          <table:table-cell office:value-type="string" calcext:value-type="string">
            <text:p>0.01 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2</text:p>
          </table:table-cell>
          <table:table-cell office:value-type="string" calcext:value-type="string">
            <text:p>0.130928</text:p>
          </table:table-cell>
          <table:table-cell office:value-type="string" calcext:value-type="string">
            <text:p>0.01141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167297160202085</text:p>
          </table:table-cell>
          <table:table-cell office:value-type="string" calcext:value-type="string">
            <text:p>0.235593960871887 </text:p>
          </table:table-cell>
          <table:table-cell office:value-type="string" calcext:value-type="string">
            <text:p>0.1258149079431074</text:p>
          </table:table-cell>
          <table:table-cell office:value-type="string" calcext:value-type="string">
            <text:p>0.2381011260940332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68165694771657</text:p>
          </table:table-cell>
          <table:table-cell office:value-type="string" calcext:value-type="string">
            <text:p>0.22781041150864928</text:p>
          </table:table-cell>
          <table:table-cell office:value-type="string" calcext:value-type="string">
            <text:p>0.12064076794326024</text:p>
          </table:table-cell>
          <table:table-cell office:value-type="string" calcext:value-type="string">
            <text:p>0.17803204756396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200908949704822</text:p>
          </table:table-cell>
          <table:table-cell office:value-type="string" calcext:value-type="string">
            <text:p>0.21852193472175024</text:p>
          </table:table-cell>
          <table:table-cell office:value-type="string" calcext:value-type="string">
            <text:p>0.11853136965676421</text:p>
          </table:table-cell>
          <table:table-cell office:value-type="string" calcext:value-type="string">
            <text:p>0.45036616300064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1201920871903976</text:p>
          </table:table-cell>
          <table:table-cell office:value-type="string" calcext:value-type="string">
            <text:p>0.23014062171302815</text:p>
          </table:table-cell>
          <table:table-cell office:value-type="string" calcext:value-type="string">
            <text:p>0.12323165931689124</text:p>
          </table:table-cell>
          <table:table-cell office:value-type="string" calcext:value-type="string">
            <text:p>0.35048862191774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0614802330116</text:p>
          </table:table-cell>
          <table:table-cell office:value-type="string" calcext:value-type="string">
            <text:p>0.22209816010485947</text:p>
          </table:table-cell>
          <table:table-cell office:value-type="string" calcext:value-type="string">
            <text:p>0.11701810566862576</text:p>
          </table:table-cell>
          <table:table-cell office:value-type="string" calcext:value-type="string">
            <text:p>0.22209816010485947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1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39228893419249</text:p>
          </table:table-cell>
          <table:table-cell office:value-type="string" calcext:value-type="string">
            <text:p>0.23973655679078273</text:p>
          </table:table-cell>
          <table:table-cell office:value-type="string" calcext:value-type="string">
            <text:p>0.12778673677613628</text:p>
          </table:table-cell>
          <table:table-cell office:value-type="string" calcext:value-type="string">
            <text:p>0.2380644493444523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06562382448732</text:p>
          </table:table-cell>
          <table:table-cell office:value-type="string" calcext:value-type="string">
            <text:p>0.22603038982474877</text:p>
          </table:table-cell>
          <table:table-cell office:value-type="string" calcext:value-type="string">
            <text:p>0.11963956803191611</text:p>
          </table:table-cell>
          <table:table-cell office:value-type="string" calcext:value-type="string">
            <text:p>0.1821077746595819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375</text:p>
          </table:table-cell>
          <table:table-cell office:value-type="string" calcext:value-type="string">
            <text:p>0.24325</text:p>
          </table:table-cell>
          <table:table-cell office:value-type="string" calcext:value-type="string">
            <text:p>0.1302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6</text:p>
          </table:table-cell>
          <table:table-cell office:value-type="string" calcext:value-type="string">
            <text:p>0.2443</text:p>
          </table:table-cell>
          <table:table-cell office:value-type="string" calcext:value-type="string">
            <text:p>0.13107</text:p>
          </table:table-cell>
          <table:table-cell office:value-type="string" calcext:value-type="string">
            <text:p>0.00132</text:p>
          </table:table-cell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11244</text:p>
          </table:table-cell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451353703724297</text:p>
          </table:table-cell>
          <table:table-cell office:value-type="string" calcext:value-type="string">
            <text:p>0.2071945240060197</text:p>
          </table:table-cell>
          <table:table-cell office:value-type="string" calcext:value-type="string">
            <text:p>0.11167582522565211</text:p>
          </table:table-cell>
          <table:table-cell office:value-type="string" calcext:value-type="string">
            <text:p>0.455553341172112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651842159028186</text:p>
          </table:table-cell>
          <table:table-cell office:value-type="string" calcext:value-type="string">
            <text:p>0.24065893166334934</text:p>
          </table:table-cell>
          <table:table-cell office:value-type="string" calcext:value-type="string">
            <text:p>0.12892550614094755</text:p>
          </table:table-cell>
          <table:table-cell office:value-type="string" calcext:value-type="string">
            <text:p>0.3362037970423882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96149172526065</text:p>
          </table:table-cell>
          <table:table-cell office:value-type="string" calcext:value-type="string">
            <text:p>0.24175930870430604</text:p>
          </table:table-cell>
          <table:table-cell office:value-type="string" calcext:value-type="string">
            <text:p>0.12963628165052773</text:p>
          </table:table-cell>
          <table:table-cell office:value-type="string" calcext:value-type="string">
            <text:p>0.293662460096871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85310045362636</text:p>
          </table:table-cell>
          <table:table-cell office:value-type="string" calcext:value-type="string">
            <text:p>0.24200203893392883</text:p>
          </table:table-cell>
          <table:table-cell office:value-type="string" calcext:value-type="string">
            <text:p>0.1292006450478818</text:p>
          </table:table-cell>
          <table:table-cell office:value-type="string" calcext:value-type="string">
            <text:p>0.2562409972629595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949</text:p>
          </table:table-cell>
          <table:table-cell office:value-type="string" calcext:value-type="string">
            <text:p>0.24297</text:p>
          </table:table-cell>
          <table:table-cell office:value-type="string" calcext:value-type="string">
            <text:p>0.130232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1291845253461</text:p>
          </table:table-cell>
          <table:table-cell office:value-type="string" calcext:value-type="string">
            <text:p>0.24248749939317443</text:p>
          </table:table-cell>
          <table:table-cell office:value-type="string" calcext:value-type="string">
            <text:p>0.12955221142896448</text:p>
          </table:table-cell>
          <table:table-cell office:value-type="string" calcext:value-type="string">
            <text:p>0.230869429752380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56346103727815</text:p>
          </table:table-cell>
          <table:table-cell office:value-type="string" calcext:value-type="string">
            <text:p>0.22015631826787707</text:p>
          </table:table-cell>
          <table:table-cell office:value-type="string" calcext:value-type="string">
            <text:p>0.11594047828313322</text:p>
          </table:table-cell>
          <table:table-cell office:value-type="string" calcext:value-type="string">
            <text:p>0.157799836130898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51656597891027</text:p>
          </table:table-cell>
          <table:table-cell office:value-type="string" calcext:value-type="string">
            <text:p>0.2122271307668657 </text:p>
          </table:table-cell>
          <table:table-cell office:value-type="string" calcext:value-type="string">
            <text:p>0.11532141574253113</text:p>
          </table:table-cell>
          <table:table-cell office:value-type="string" calcext:value-type="string">
            <text:p>0.45026272242138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54564260344834</text:p>
          </table:table-cell>
          <table:table-cell office:value-type="string" calcext:value-type="string">
            <text:p>0.23790798906095764</text:p>
          </table:table-cell>
          <table:table-cell office:value-type="string" calcext:value-type="string">
            <text:p>0.1276033108381801</text:p>
          </table:table-cell>
          <table:table-cell office:value-type="string" calcext:value-type="string">
            <text:p>0.341211544450201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687893841337908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804659018824086</text:p>
          </table:table-cell>
          <table:table-cell office:value-type="string" calcext:value-type="string">
            <text:p>0.29368681489718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55023866412967</text:p>
          </table:table-cell>
          <table:table-cell office:value-type="string" calcext:value-type="string">
            <text:p>0.2373578005404793</text:p>
          </table:table-cell>
          <table:table-cell office:value-type="string" calcext:value-type="string">
            <text:p>0.12661739642166567</text:p>
          </table:table-cell>
          <table:table-cell office:value-type="string" calcext:value-type="string">
            <text:p>0.23172639220593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1991642772902</text:p>
          </table:table-cell>
          <table:table-cell office:value-type="string" calcext:value-type="string">
            <text:p>0.2215479715843811</text:p>
          </table:table-cell>
          <table:table-cell office:value-type="string" calcext:value-type="string">
            <text:p>0.11647547060217207</text:p>
          </table:table-cell>
          <table:table-cell office:value-type="string" calcext:value-type="string">
            <text:p>0.15557037319815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168754873631523</text:p>
          </table:table-cell>
          <table:table-cell office:value-type="string" calcext:value-type="string">
            <text:p>0.22017250028318527</text:p>
          </table:table-cell>
          <table:table-cell office:value-type="string" calcext:value-type="string">
            <text:p>0.11935678637756701</text:p>
          </table:table-cell>
          <table:table-cell office:value-type="string" calcext:value-type="string">
            <text:p>0.43797317523186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896481100756922</text:p>
          </table:table-cell>
          <table:table-cell office:value-type="string" calcext:value-type="string">
            <text:p>0.2242989141867728</text:p>
          </table:table-cell>
          <table:table-cell office:value-type="string" calcext:value-type="string">
            <text:p>0.11958606880001223</text:p>
          </table:table-cell>
          <table:table-cell office:value-type="string" calcext:value-type="string">
            <text:p>0.34054679941567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1686790808687</text:p>
          </table:table-cell>
          <table:table-cell office:value-type="string" calcext:value-type="string">
            <text:p>0.22175833778338755</text:p>
          </table:table-cell>
          <table:table-cell office:value-type="string" calcext:value-type="string">
            <text:p>0.11754545524024977</text:p>
          </table:table-cell>
          <table:table-cell office:value-type="string" calcext:value-type="string">
            <text:p>0.29676471229054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619716350036896</text:p>
          </table:table-cell>
          <table:table-cell office:value-type="string" calcext:value-type="string">
            <text:p>0.24020583523472014</text:p>
          </table:table-cell>
          <table:table-cell office:value-type="string" calcext:value-type="string">
            <text:p>0.12839815656932355</text:p>
          </table:table-cell>
          <table:table-cell office:value-type="string" calcext:value-type="string">
            <text:p>0.231165273226232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17382080710985</text:p>
          </table:table-cell>
          <table:table-cell office:value-type="string" calcext:value-type="string">
            <text:p>0.218327750538052</text:p>
          </table:table-cell>
          <table:table-cell office:value-type="string" calcext:value-type="string">
            <text:p>0.11503863408818202</text:p>
          </table:table-cell>
          <table:table-cell office:value-type="string" calcext:value-type="string">
            <text:p>0.156873617698400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70109461747101</text:p>
          </table:table-cell>
          <table:table-cell office:value-type="string" calcext:value-type="string">
            <text:p>0.2166610029613088</text:p>
          </table:table-cell>
          <table:table-cell office:value-type="string" calcext:value-type="string">
            <text:p>0.11664361104529856</text:p>
          </table:table-cell>
          <table:table-cell office:value-type="string" calcext:value-type="string">
            <text:p>0.4024299125914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5919020304825524</text:p>
          </table:table-cell>
          <table:table-cell office:value-type="string" calcext:value-type="string">
            <text:p>0.234380309723773</text:p>
          </table:table-cell>
          <table:table-cell office:value-type="string" calcext:value-type="string">
            <text:p>0.12566969574222542</text:p>
          </table:table-cell>
          <table:table-cell table:style-name="Default" office:value-type="string" calcext:value-type="string">
            <text:p>0.32367294933868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025188261539696</text:p>
          </table:table-cell>
          <table:table-cell office:value-type="string" calcext:value-type="string">
            <text:p><text:s/>0.2392834603621535</text:p>
          </table:table-cell>
          <table:table-cell office:value-type="string" calcext:value-type="string">
            <text:p>0.12826058711585642</text:p>
          </table:table-cell>
          <table:table-cell office:value-type="string" calcext:value-type="string">
            <text:p>0.272989716344051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0.0476115555823746</text:p>
          </table:table-cell>
          <table:table-cell office:value-type="string" calcext:value-type="string">
            <text:p>0.23120863472336844</text:p>
          </table:table-cell>
          <table:table-cell office:value-type="string" calcext:value-type="string">
            <text:p>0.1227730944720008</text:p>
          </table:table-cell>
          <table:table-cell office:value-type="string" calcext:value-type="string">
            <text:p>0.19061580344601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50645249545015</text:p>
          </table:table-cell>
          <table:table-cell office:value-type="string" calcext:value-type="string">
            <text:p>0.2167742770684661</text:p>
          </table:table-cell>
          <table:table-cell office:value-type="string" calcext:value-type="string">
            <text:p>0.11340308614140611</text:p>
          </table:table-cell>
          <table:table-cell office:value-type="string" calcext:value-type="string">
            <text:p>0.076214780695726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41087197413124</text:p>
          </table:table-cell>
          <table:table-cell office:value-type="string" calcext:value-type="string">
            <text:p>0.23051280806511643</text:p>
          </table:table-cell>
          <table:table-cell office:value-type="string" calcext:value-type="string">
            <text:p>0.12229160138486583</text:p>
          </table:table-cell>
          <table:table-cell office:value-type="string" calcext:value-type="string">
            <text:p>0.190085209861452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7983957300063</text:p>
          </table:table-cell>
          <table:table-cell office:value-type="string" calcext:value-type="string">
            <text:p>0.22240561839571502</text:p>
          </table:table-cell>
          <table:table-cell office:value-type="string" calcext:value-type="string">
            <text:p>0.11572648135551768</text:p>
          </table:table-cell>
          <table:table-cell office:value-type="string" calcext:value-type="string">
            <text:p>0.076473624583331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98857268439869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761095358559496</text:p>
          </table:table-cell>
          <table:table-cell office:value-type="string" calcext:value-type="string">
            <text:p>0.19108791415592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11"/>
        </table:table-row>
      </table:table>
      <table:table table:name="AdaBoostSVD_reducedU30Dataset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xperiments on u30distmap data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0.2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518737798013303</text:p>
          </table:table-cell>
          <table:table-cell office:value-type="string" calcext:value-type="string">
            <text:p>0.5671034794396747</text:p>
          </table:table-cell>
          <table:table-cell office:value-type="string" calcext:value-type="string">
            <text:p>0.09994239631336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614637435413176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17281105990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97185428188185</text:p>
          </table:table-cell>
          <table:table-cell office:value-type="string" calcext:value-type="string">
            <text:p>0.5639403524627203</text:p>
          </table:table-cell>
          <table:table-cell office:value-type="string" calcext:value-type="string">
            <text:p>0.09994239631336406</text:p>
          </table:table-cell>
          <table:table-cell table:style-name="ce1" office:value-type="string" calcext:value-type="string">
            <text:p>0.04333273021665606</text:p>
          </table:table-cell>
          <table:table-cell table:style-name="ce1" office:value-type="string" calcext:value-type="string">
            <text:p>0.04877048012240197</text:p>
          </table:table-cell>
          <table:table-cell table:style-name="ce1" office:value-type="string" calcext:value-type="string">
            <text:p>0.04333924772840232</text:p>
          </table:table-cell>
          <table:table-cell table:style-name="ce1" office:value-type="string" calcext:value-type="string">
            <text:p>0.04699989760002235</text:p>
          </table:table-cell>
          <table:table-cell table:style-name="ce1" office:value-type="string" calcext:value-type="string">
            <text:p>0.04712072032586401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educedU30distmap data</text:p>
          </table:table-cell>
          <table:table-cell table:style-name="ce1" office:value-type="string" calcext:value-type="string">
            <text:p>positive example + (u, a_rand) + (u_rand, a)</text:p>
          </table:table-cell>
          <table:table-cell table:number-columns-repeated="3"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1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4"/>
          <table:table-cell office:value-type="string" calcext:value-type="string">
            <text:p>files</text:p>
          </table:table-cell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1136528406072012</text:p>
          </table:table-cell>
          <table:table-cell office:value-type="string" calcext:value-type="string">
            <text:p>0.09941256213285134</text:p>
          </table:table-cell>
          <table:table-cell office:value-type="string" calcext:value-type="string">
            <text:p>0.012845622119815669</text:p>
          </table:table-cell>
          <table:table-cell table:style-name="ce1"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22882103587029E-5</text:p>
          </table:table-cell>
          <table:table-cell office:value-type="string" calcext:value-type="string">
            <text:p>0.0022593764121102574</text:p>
          </table:table-cell>
          <table:table-cell office:value-type="string" calcext:value-type="string">
            <text:p>2.880184331797235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25428090917730063</text:p>
          </table:table-cell>
          <table:table-cell office:value-type="string" calcext:value-type="string">
            <text:p>0.045639403524627205</text:p>
          </table:table-cell>
          <table:table-cell office:value-type="string" calcext:value-type="string">
            <text:p>0.005817972350230414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8673583781029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8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17726388535626</text:p>
          </table:table-cell>
          <table:table-cell office:value-type="string" calcext:value-type="string">
            <text:p>0.5336647085404428</text:p>
          </table:table-cell>
          <table:table-cell office:value-type="string" calcext:value-type="string">
            <text:p>0.09343317972350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562691645920562</text:p>
          </table:table-cell>
          <table:table-cell office:value-type="string" calcext:value-type="string">
            <text:p>0.3569814731134207</text:p>
          </table:table-cell>
          <table:table-cell office:value-type="string" calcext:value-type="string">
            <text:p>0.056912442396313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560012976054825</text:p>
          </table:table-cell>
          <table:table-cell office:value-type="string" calcext:value-type="string">
            <text:p>0.5616809760506101</text:p>
          </table:table-cell>
          <table:table-cell office:value-type="string" calcext:value-type="string">
            <text:p>0.09884792626728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19122586566416</text:p>
          </table:table-cell>
          <table:table-cell office:value-type="string" calcext:value-type="string">
            <text:p>0.4518752824220515</text:p>
          </table:table-cell>
          <table:table-cell office:value-type="string" calcext:value-type="string">
            <text:p>0.074020737327188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05630038589322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176267281105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7170793412804903</text:p>
          </table:table-cell>
          <table:table-cell office:value-type="string" calcext:value-type="string">
            <text:p>0.08540442837776774</text:p>
          </table:table-cell>
          <table:table-cell office:value-type="string" calcext:value-type="string">
            <text:p>0.0116935483870967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3482671379837</text:p>
          </table:table-cell>
          <table:table-cell office:value-type="string" calcext:value-type="string">
            <text:p>0.20469950293718933</text:p>
          </table:table-cell>
          <table:table-cell office:value-type="string" calcext:value-type="string">
            <text:p>0.029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822312563441823</text:p>
          </table:table-cell>
          <table:table-cell office:value-type="string" calcext:value-type="string">
            <text:p>0.24084952553095346</text:p>
          </table:table-cell>
          <table:table-cell office:value-type="string" calcext:value-type="string">
            <text:p>0.036232718894009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227839835758411</text:p>
          </table:table-cell>
          <table:table-cell office:value-type="string" calcext:value-type="string">
            <text:p>0.5286940804338003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673254956736756</text:p>
          </table:table-cell>
          <table:table-cell office:value-type="string" calcext:value-type="string">
            <text:p>0.45549028468142794</text:p>
          </table:table-cell>
          <table:table-cell office:value-type="string" calcext:value-type="string">
            <text:p>0.075806451612903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831260423819535</text:p>
          </table:table-cell>
          <table:table-cell office:value-type="string" calcext:value-type="string">
            <text:p>0.2905558065973791</text:p>
          </table:table-cell>
          <table:table-cell office:value-type="string" calcext:value-type="string">
            <text:p>0.043548387096774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02977412419564</text:p>
          </table:table-cell>
          <table:table-cell office:value-type="string" calcext:value-type="string">
            <text:p>0.5598734749209219</text:p>
          </table:table-cell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51268241365836</text:p>
          </table:table-cell>
          <table:table-cell office:value-type="string" calcext:value-type="string">
            <text:p>0.4265702666064166</text:p>
          </table:table-cell>
          <table:table-cell office:value-type="string" calcext:value-type="string">
            <text:p>0.069239631336405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125647233769512</text:p>
          </table:table-cell>
          <table:table-cell office:value-type="string" calcext:value-type="string">
            <text:p>0.3235427022141889</text:p>
          </table:table-cell>
          <table:table-cell office:value-type="string" calcext:value-type="string">
            <text:p>0.050288018433179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35575074388740384</text:p>
          </table:table-cell>
          <table:table-cell office:value-type="string" calcext:value-type="string">
            <text:p>0.039313149570718485</text:p>
          </table:table-cell>
          <table:table-cell office:value-type="string" calcext:value-type="string">
            <text:p>0.0050115207373271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681256713541588</text:p>
          </table:table-cell>
          <table:table-cell office:value-type="string" calcext:value-type="string">
            <text:p>0.1685494803434252</text:p>
          </table:table-cell>
          <table:table-cell office:value-type="string" calcext:value-type="string">
            <text:p><text:s/>0.0249423963133640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264657089985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291474654377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1084101335037962</text:p>
          </table:table-cell>
          <table:table-cell office:value-type="string" calcext:value-type="string">
            <text:p>0.3886127428829643</text:p>
          </table:table-cell>
          <table:table-cell office:value-type="string" calcext:value-type="string">
            <text:p>0.0608294930875576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.573312501125424E-4</text:p>
          </table:table-cell>
          <table:table-cell office:value-type="string" calcext:value-type="string">
            <text:p>0.024401265250790782</text:p>
          </table:table-cell>
          <table:table-cell office:value-type="string" calcext:value-type="string">
            <text:p>0.00311059907834101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71290690330166</text:p>
          </table:table-cell>
          <table:table-cell office:value-type="string" calcext:value-type="string">
            <text:p>0.1613194758246724</text:p>
          </table:table-cell>
          <table:table-cell office:value-type="string" calcext:value-type="string">
            <text:p>0.02252304147465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2658934891713315</text:p>
          </table:table-cell>
          <table:table-cell office:value-type="string" calcext:value-type="string">
            <text:p>0.4509715318572074</text:p>
          </table:table-cell>
          <table:table-cell office:value-type="string" calcext:value-type="string">
            <text:p>0.073732718894009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39929896311021</text:p>
          </table:table-cell>
          <table:table-cell office:value-type="string" calcext:value-type="string">
            <text:p>0.3393583370989607</text:p>
          </table:table-cell>
          <table:table-cell office:value-type="string" calcext:value-type="string">
            <text:p>0.053571428571428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183748150242</text:p>
          </table:table-cell>
          <table:table-cell office:value-type="string" calcext:value-type="string">
            <text:p>0.368278355173972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.4703878237542944E-4</text:p>
          </table:table-cell>
          <table:table-cell office:value-type="string" calcext:value-type="string">
            <text:p>0.0031631269769543608</text:p>
          </table:table-cell>
          <table:table-cell office:value-type="string" calcext:value-type="string">
            <text:p>4.608294930875576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7564972268590495</text:p>
          </table:table-cell>
          <table:table-cell office:value-type="string" calcext:value-type="string">
            <text:p>0.06732941708088568</text:p>
          </table:table-cell>
          <table:table-cell office:value-type="string" calcext:value-type="string">
            <text:p>0.009850230414746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312696560805677</text:p>
          </table:table-cell>
          <table:table-cell office:value-type="string" calcext:value-type="string">
            <text:p>0.31089019430637144</text:p>
          </table:table-cell>
          <table:table-cell office:value-type="string" calcext:value-type="string">
            <text:p>0.05011520737327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507914296343756</text:p>
          </table:table-cell>
          <table:table-cell office:value-type="string" calcext:value-type="string">
            <text:p>0.5463172164482603</text:p>
          </table:table-cell>
          <table:table-cell office:value-type="string" calcext:value-type="string">
            <text:p>0.095564516129032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8661102066510605</text:p>
          </table:table-cell>
          <table:table-cell office:value-type="string" calcext:value-type="string">
            <text:p>0.5151378219611388</text:p>
          </table:table-cell>
          <table:table-cell office:value-type="string" calcext:value-type="string">
            <text:p>0.088997695852534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540286430621</text:p>
          </table:table-cell>
          <table:table-cell office:value-type="string" calcext:value-type="string">
            <text:p>0.4419340262087664</text:p>
          </table:table-cell>
          <table:table-cell office:value-type="string" calcext:value-type="string">
            <text:p>0.07471198156682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75437707843652</text:p>
          </table:table-cell>
          <table:table-cell office:value-type="string" calcext:value-type="string">
            <text:p>0.569814731134207</text:p>
          </table:table-cell>
          <table:table-cell office:value-type="string" calcext:value-type="string">
            <text:p>0.103686635944700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205582567245924</text:p>
          </table:table-cell>
          <table:table-cell office:value-type="string" calcext:value-type="string">
            <text:p>0.49118843199277</text:p>
          </table:table-cell>
          <table:table-cell office:value-type="string" calcext:value-type="string">
            <text:p>0.083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98035595284137</text:p>
          </table:table-cell>
          <table:table-cell office:value-type="string" calcext:value-type="string">
            <text:p>0.4053321283325802</text:p>
          </table:table-cell>
          <table:table-cell office:value-type="string" calcext:value-type="string">
            <text:p>0.06474654377880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2396509341177528</text:p>
          </table:table-cell>
          <table:table-cell office:value-type="string" calcext:value-type="string">
            <text:p>0.2887483054676909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023222734296905</text:p>
          </table:table-cell>
          <table:table-cell office:value-type="string" calcext:value-type="string">
            <text:p>0.20650700406687755</text:p>
          </table:table-cell>
          <table:table-cell office:value-type="string" calcext:value-type="string">
            <text:p>0.0305875576036866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567585435260177</text:p>
          </table:table-cell>
          <table:table-cell office:value-type="string" calcext:value-type="string">
            <text:p>0.2928151830094894</text:p>
          </table:table-cell>
          <table:table-cell office:value-type="string" calcext:value-type="string">
            <text:p>0.04452764976958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36185798434044</text:p>
          </table:table-cell>
          <table:table-cell office:value-type="string" calcext:value-type="string">
            <text:p>0.5372797107998193</text:p>
          </table:table-cell>
          <table:table-cell office:value-type="string" calcext:value-type="string">
            <text:p>0.093202764976958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67114855358155</text:p>
          </table:table-cell>
          <table:table-cell office:value-type="string" calcext:value-type="string">
            <text:p>0.5056484410302756</text:p>
          </table:table-cell>
          <table:table-cell office:value-type="string" calcext:value-type="string">
            <text:p>0.087960829493087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78399396830498</text:p>
          </table:table-cell>
          <table:table-cell office:value-type="string" calcext:value-type="string">
            <text:p>0.4351558969724356</text:p>
          </table:table-cell>
          <table:table-cell office:value-type="string" calcext:value-type="string">
            <text:p>0.0748847926267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2170822938113646</text:p>
          </table:table-cell>
          <table:table-cell office:value-type="string" calcext:value-type="string">
            <text:p>0.5268865793041121</text:p>
          </table:table-cell>
          <table:table-cell office:value-type="string" calcext:value-type="string">
            <text:p>0.09124423963133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496388753102776</text:p>
          </table:table-cell>
          <table:table-cell office:value-type="string" calcext:value-type="string">
            <text:p>0.45232715770447357</text:p>
          </table:table-cell>
          <table:table-cell office:value-type="string" calcext:value-type="string">
            <text:p>0.075288018433179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319999061149835</text:p>
          </table:table-cell>
          <table:table-cell office:value-type="string" calcext:value-type="string">
            <text:p>0.4048802530501582</text:p>
          </table:table-cell>
          <table:table-cell office:value-type="string" calcext:value-type="string">
            <text:p>0.06664746543778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12493416733251116</text:p>
          </table:table-cell>
          <table:table-cell office:value-type="string" calcext:value-type="string">
            <text:p>0.20018075011296882</text:p>
          </table:table-cell>
          <table:table-cell office:value-type="string" calcext:value-type="string">
            <text:p>0.0301267281105990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50688887322025665</text:p>
          </table:table-cell>
          <table:table-cell office:value-type="string" calcext:value-type="string">
            <text:p>0.09760506100316313</text:p>
          </table:table-cell>
          <table:table-cell office:value-type="string" calcext:value-type="string">
            <text:p>0.0146313364055299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383393164833305</text:p>
          </table:table-cell>
          <table:table-cell office:value-type="string" calcext:value-type="string">
            <text:p>0.272028920018075</text:p>
          </table:table-cell>
          <table:table-cell office:value-type="string" calcext:value-type="string">
            <text:p>0.04268433179723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40176244441349</text:p>
          </table:table-cell>
          <table:table-cell office:value-type="string" calcext:value-type="string">
            <text:p>0.46904654315408945</text:p>
          </table:table-cell>
          <table:table-cell office:value-type="string" calcext:value-type="string">
            <text:p>0.08156682027649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462518017073147</text:p>
          </table:table-cell>
          <table:table-cell office:value-type="string" calcext:value-type="string">
            <text:p>0.35743334839584273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3417034948299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872119815668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106813133214753</text:p>
          </table:table-cell>
          <table:table-cell office:value-type="string" calcext:value-type="string">
            <text:p>0.394487121554451</text:p>
          </table:table-cell>
          <table:table-cell office:value-type="string" calcext:value-type="string">
            <text:p>0.063709677419354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450292408351387</text:p>
          </table:table-cell>
          <table:table-cell office:value-type="string" calcext:value-type="string">
            <text:p>0.2901039313149571</text:p>
          </table:table-cell>
          <table:table-cell office:value-type="string" calcext:value-type="string">
            <text:p>0.0460253456221198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396659753130177</text:p>
          </table:table-cell>
          <table:table-cell office:value-type="string" calcext:value-type="string">
            <text:p>0.3615002259376412</text:p>
          </table:table-cell>
          <table:table-cell office:value-type="string" calcext:value-type="string">
            <text:p>0.0600806451612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6870440833631919</text:p>
          </table:table-cell>
          <table:table-cell office:value-type="string" calcext:value-type="string">
            <text:p>0.12652507907817442</text:p>
          </table:table-cell>
          <table:table-cell office:value-type="string" calcext:value-type="string">
            <text:p>0.01843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1989152140772434</text:p>
          </table:table-cell>
          <table:table-cell office:value-type="string" calcext:value-type="string">
            <text:p>0.054676909173068236</text:p>
          </table:table-cell>
          <table:table-cell office:value-type="string" calcext:value-type="string">
            <text:p>0.0079493087557603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39747719403142</text:p>
          </table:table-cell>
          <table:table-cell office:value-type="string" calcext:value-type="string">
            <text:p>0.3018526886579304</text:p>
          </table:table-cell>
          <table:table-cell office:value-type="string" calcext:value-type="string">
            <text:p>0.04717741935483871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09461642249734</text:p>
          </table:table-cell>
          <table:table-cell office:value-type="string" calcext:value-type="string">
            <text:p>0.5896972435607772</text:p>
          </table:table-cell>
          <table:table-cell office:value-type="string" calcext:value-type="string">
            <text:p>0.106566820276497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7137710899408</text:p>
          </table:table-cell>
          <table:table-cell office:value-type="string" calcext:value-type="string">
            <text:p>0.5427022141888839</text:p>
          </table:table-cell>
          <table:table-cell office:value-type="string" calcext:value-type="string">
            <text:p>0.096601382488479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135565444924903</text:p>
          </table:table-cell>
          <table:table-cell office:value-type="string" calcext:value-type="string">
            <text:p>0.37596023497514686</text:p>
          </table:table-cell>
          <table:table-cell office:value-type="string" calcext:value-type="string">
            <text:p>0.061002304147465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31463987627677</text:p>
          </table:table-cell>
          <table:table-cell office:value-type="string" calcext:value-type="string">
            <text:p>0.5906009941256213</text:p>
          </table:table-cell>
          <table:table-cell office:value-type="string" calcext:value-type="string">
            <text:p>0.109447004608294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831067712579396</text:p>
          </table:table-cell>
          <table:table-cell office:value-type="string" calcext:value-type="string">
            <text:p>0.5164934478084049</text:p>
          </table:table-cell>
          <table:table-cell office:value-type="string" calcext:value-type="string">
            <text:p>0.0895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02892037274762</text:p>
          </table:table-cell>
          <table:table-cell office:value-type="string" calcext:value-type="string">
            <text:p>0.33167645729778583</text:p>
          </table:table-cell>
          <table:table-cell office:value-type="string" calcext:value-type="string">
            <text:p>0.05178571428571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448236537781721</text:p>
          </table:table-cell>
          <table:table-cell office:value-type="string" calcext:value-type="string">
            <text:p>0.482150926344329</text:p>
          </table:table-cell>
          <table:table-cell office:value-type="string" calcext:value-type="string">
            <text:p>0.083582949308755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64818331280462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610744453118444</text:p>
          </table:table-cell>
          <table:table-cell office:value-type="string" calcext:value-type="string">
            <text:p>0.21373700858563036</text:p>
          </table:table-cell>
          <table:table-cell office:value-type="string" calcext:value-type="string">
            <text:p>0.030241935483870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971725745617695</text:p>
          </table:table-cell>
          <table:table-cell office:value-type="string" calcext:value-type="string">
            <text:p>0.5865341165838228</text:p>
          </table:table-cell>
          <table:table-cell office:value-type="string" calcext:value-type="string">
            <text:p>0.106105990783410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95404151115309</text:p>
          </table:table-cell>
          <table:table-cell office:value-type="string" calcext:value-type="string">
            <text:p>0.5454134658834162</text:p>
          </table:table-cell>
          <table:table-cell office:value-type="string" calcext:value-type="string">
            <text:p>0.0968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82231930444602</text:p>
          </table:table-cell>
          <table:table-cell office:value-type="string" calcext:value-type="string">
            <text:p>0.38725711703569815</text:p>
          </table:table-cell>
          <table:table-cell office:value-type="string" calcext:value-type="string">
            <text:p>0.06278801843317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86013211401473</text:p>
          </table:table-cell>
          <table:table-cell office:value-type="string" calcext:value-type="string">
            <text:p>0.600994125621328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036636314211932</text:p>
          </table:table-cell>
          <table:table-cell office:value-type="string" calcext:value-type="string">
            <text:p>0.5146859466787167</text:p>
          </table:table-cell>
          <table:table-cell office:value-type="string" calcext:value-type="string">
            <text:p>0.087557603686635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316534268856364</text:p>
          </table:table-cell>
          <table:table-cell office:value-type="string" calcext:value-type="string">
            <text:p>0.30998644374152734</text:p>
          </table:table-cell>
          <table:table-cell office:value-type="string" calcext:value-type="string">
            <text:p>0.047465437788018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36963524532792</text:p>
          </table:table-cell>
          <table:table-cell office:value-type="string" calcext:value-type="string">
            <text:p>0.4780840488025305</text:p>
          </table:table-cell>
          <table:table-cell office:value-type="string" calcext:value-type="string">
            <text:p>0.08329493087557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91597269572874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541474654377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101986721696015</text:p>
          </table:table-cell>
          <table:table-cell office:value-type="string" calcext:value-type="string">
            <text:p>0.23542702214188885</text:p>
          </table:table-cell>
          <table:table-cell office:value-type="string" calcext:value-type="string">
            <text:p>0.03461981566820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8670488612004764</text:p>
          </table:table-cell>
          <table:table-cell office:value-type="string" calcext:value-type="string">
            <text:p>0.5747853592408495</text:p>
          </table:table-cell>
          <table:table-cell office:value-type="string" calcext:value-type="string">
            <text:p>0.103168202764976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369264169238073</text:p>
          </table:table-cell>
          <table:table-cell office:value-type="string" calcext:value-type="string">
            <text:p>0.5404428377767736</text:p>
          </table:table-cell>
          <table:table-cell office:value-type="string" calcext:value-type="string">
            <text:p>0.096025345622119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20304577243821</text:p>
          </table:table-cell>
          <table:table-cell office:value-type="string" calcext:value-type="string">
            <text:p>0.39945774966109354</text:p>
          </table:table-cell>
          <table:table-cell office:value-type="string" calcext:value-type="string">
            <text:p>0.06618663594470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8422935612936974</text:p>
          </table:table-cell>
          <table:table-cell office:value-type="string" calcext:value-type="string">
            <text:p>0.6100316312697696</text:p>
          </table:table-cell>
          <table:table-cell office:value-type="string" calcext:value-type="string">
            <text:p>0.11520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525285013764225</text:p>
          </table:table-cell>
          <table:table-cell office:value-type="string" calcext:value-type="string">
            <text:p>0.5187528242205152</text:p>
          </table:table-cell>
          <table:table-cell office:value-type="string" calcext:value-type="string">
            <text:p>0.091301843317972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83108711929985</text:p>
          </table:table-cell>
          <table:table-cell office:value-type="string" calcext:value-type="string">
            <text:p>0.3624039765024853</text:p>
          </table:table-cell>
          <table:table-cell office:value-type="string" calcext:value-type="string">
            <text:p>0.05673963133640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57333255527818504</text:p>
          </table:table-cell>
          <table:table-cell office:value-type="string" calcext:value-type="string">
            <text:p>0.6059647537279711</text:p>
          </table:table-cell>
          <table:table-cell office:value-type="string" calcext:value-type="string">
            <text:p>0.111290322580645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11076530138691</text:p>
          </table:table-cell>
          <table:table-cell office:value-type="string" calcext:value-type="string">
            <text:p><text:s/>0.4455490284681428</text:p>
          </table:table-cell>
          <table:table-cell office:value-type="string" calcext:value-type="string">
            <text:p>0.07667050691244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309900765861755</text:p>
          </table:table-cell>
          <table:table-cell office:value-type="string" calcext:value-type="string">
            <text:p>0.2684139177586986</text:p>
          </table:table-cell>
          <table:table-cell office:value-type="string" calcext:value-type="string">
            <text:p>0.04032258064516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709045498159204</text:p>
          </table:table-cell>
          <table:table-cell office:value-type="string" calcext:value-type="string">
            <text:p>0.47401717126073206</text:p>
          </table:table-cell>
          <table:table-cell office:value-type="string" calcext:value-type="string">
            <text:p>0.082430875576036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55627609924056</text:p>
          </table:table-cell>
          <table:table-cell office:value-type="string" calcext:value-type="string">
            <text:p>0.4148215092634433</text:p>
          </table:table-cell>
          <table:table-cell office:value-type="string" calcext:value-type="string">
            <text:p>0.06947004608294931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463612250640703</text:p>
          </table:table-cell>
          <table:table-cell office:value-type="string" calcext:value-type="string">
            <text:p>0.40036150022593764</text:p>
          </table:table-cell>
          <table:table-cell office:value-type="string" calcext:value-type="string">
            <text:p>0.06814516129032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327556703130505</text:p>
          </table:table-cell>
          <table:table-cell office:value-type="string" calcext:value-type="string">
            <text:p>0.5282422051513782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172483469588778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4861751152073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74468569470181</text:p>
          </table:table-cell>
          <table:table-cell office:value-type="string" calcext:value-type="string">
            <text:p>0.38454586534116586</text:p>
          </table:table-cell>
          <table:table-cell office:value-type="string" calcext:value-type="string">
            <text:p>0.061923963133640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45535127412872335</text:p>
          </table:table-cell>
          <table:table-cell office:value-type="string" calcext:value-type="string">
            <text:p>0.4943515589697244</text:p>
          </table:table-cell>
          <table:table-cell office:value-type="string" calcext:value-type="string">
            <text:p>0.087730414746543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641844538272327</text:p>
          </table:table-cell>
          <table:table-cell office:value-type="string" calcext:value-type="string">
            <text:p>0.3746046091278807</text:p>
          </table:table-cell>
          <table:table-cell office:value-type="string" calcext:value-type="string">
            <text:p>0.0618087557603686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935163081909024 </text:p>
          </table:table-cell>
          <table:table-cell office:value-type="string" calcext:value-type="string">
            <text:p>0.333483958427474</text:p>
          </table:table-cell>
          <table:table-cell office:value-type="string" calcext:value-type="string">
            <text:p>0.052880184331797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95202381285674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031105990783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114626481213295</text:p>
          </table:table-cell>
          <table:table-cell office:value-type="string" calcext:value-type="string">
            <text:p>0.5422503389064618</text:p>
          </table:table-cell>
          <table:table-cell office:value-type="string" calcext:value-type="string">
            <text:p>0.095334101382488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711368183591913</text:p>
          </table:table-cell>
          <table:table-cell office:value-type="string" calcext:value-type="string">
            <text:p>0.3465883416177135</text:p>
          </table:table-cell>
          <table:table-cell office:value-type="string" calcext:value-type="string">
            <text:p>0.054550691244239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326534682172594</text:p>
          </table:table-cell>
          <table:table-cell office:value-type="string" calcext:value-type="string">
            <text:p>0.5743334839584274</text:p>
          </table:table-cell>
          <table:table-cell office:value-type="string" calcext:value-type="string">
            <text:p>0.104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71350150252043</text:p>
          </table:table-cell>
          <table:table-cell office:value-type="string" calcext:value-type="string">
            <text:p>0.4920921825576141</text:p>
          </table:table-cell>
          <table:table-cell office:value-type="string" calcext:value-type="string">
            <text:p>0.083928571428571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920738380687766</text:p>
          </table:table-cell>
          <table:table-cell office:value-type="string" calcext:value-type="string">
            <text:p>0.30049706281066424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204051841267235</text:p>
          </table:table-cell>
          <table:table-cell office:value-type="string" calcext:value-type="string">
            <text:p>0.5987347492092182</text:p>
          </table:table-cell>
          <table:table-cell office:value-type="string" calcext:value-type="string">
            <text:p>0.11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52832713357482</text:p>
          </table:table-cell>
          <table:table-cell office:value-type="string" calcext:value-type="string">
            <text:p>0.5521915951197469</text:p>
          </table:table-cell>
          <table:table-cell office:value-type="string" calcext:value-type="string">
            <text:p>0.09573732718894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279274413136927</text:p>
          </table:table-cell>
          <table:table-cell office:value-type="string" calcext:value-type="string">
            <text:p>0.3502033438770899</text:p>
          </table:table-cell>
          <table:table-cell office:value-type="string" calcext:value-type="string">
            <text:p>0.05512672811059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1180543846145135</text:p>
          </table:table-cell>
          <table:table-cell office:value-type="string" calcext:value-type="string">
            <text:p>0.587889742431089</text:p>
          </table:table-cell>
          <table:table-cell office:value-type="string" calcext:value-type="string">
            <text:p>0.105011520737327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170069137354135</text:p>
          </table:table-cell>
          <table:table-cell office:value-type="string" calcext:value-type="string">
            <text:p>0.48847718029823767</text:p>
          </table:table-cell>
          <table:table-cell office:value-type="string" calcext:value-type="string">
            <text:p>0.082546082949308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0009686234376</text:p>
          </table:table-cell>
          <table:table-cell office:value-type="string" calcext:value-type="string">
            <text:p>0.3145051965657479</text:p>
          </table:table-cell>
          <table:table-cell office:value-type="string" calcext:value-type="string">
            <text:p>0.04775345622119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61314487383395</text:p>
          </table:table-cell>
          <table:table-cell office:value-type="string" calcext:value-type="string">
            <text:p>0.609579755987347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20550659453576</text:p>
          </table:table-cell>
          <table:table-cell office:value-type="string" calcext:value-type="string">
            <text:p>0.5449615906009941</text:p>
          </table:table-cell>
          <table:table-cell office:value-type="string" calcext:value-type="string">
            <text:p>0.09677419354838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705634960644212</text:p>
          </table:table-cell>
          <table:table-cell office:value-type="string" calcext:value-type="string">
            <text:p>0.3700858563036602</text:p>
          </table:table-cell>
          <table:table-cell office:value-type="string" calcext:value-type="string">
            <text:p>0.06065668202764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6223155543418102</text:p>
          </table:table-cell>
          <table:table-cell office:value-type="string" calcext:value-type="string">
            <text:p>0.6303660189787619</text:p>
          </table:table-cell>
          <table:table-cell office:value-type="string" calcext:value-type="string">
            <text:p>0.11993087557603686</text:p>
          </table:table-cell>
          <table:table-cell table:style-name="ce1"/>
          <table:table-cell table:style-name="ce1" office:value-type="string" calcext:value-type="string">
            <text:p>0.06299584425561387</text:p>
          </table:table-cell>
          <table:table-cell table:style-name="ce1" office:value-type="string" calcext:value-type="string">
            <text:p>0.6249435155896973</text:p>
          </table:table-cell>
          <table:table-cell table:style-name="ce1" office:value-type="string" calcext:value-type="string">
            <text:p>0.119124423963133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46223895461223116</text:p>
          </table:table-cell>
          <table:table-cell office:value-type="string" calcext:value-type="string">
            <text:p>0.5277903298689561</text:p>
          </table:table-cell>
          <table:table-cell office:value-type="string" calcext:value-type="string">
            <text:p>0.09170506912442396</text:p>
          </table:table-cell>
          <table:table-cell/>
          <table:table-cell table:style-name="ce1" office:value-type="string" calcext:value-type="string">
            <text:p>0.04573004760704797</text:p>
          </table:table-cell>
          <table:table-cell table:style-name="ce1" office:value-type="string" calcext:value-type="string">
            <text:p>0.5336647085404428</text:p>
          </table:table-cell>
          <table:table-cell table:style-name="ce1" office:value-type="string" calcext:value-type="string">
            <text:p>0.09475806451612903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20897065217342584</text:p>
          </table:table-cell>
          <table:table-cell office:value-type="string" calcext:value-type="string">
            <text:p>0.31269769543605963</text:p>
          </table:table-cell>
          <table:table-cell office:value-type="string" calcext:value-type="string">
            <text:p>0.04913594470046083</text:p>
          </table:table-cell>
          <table:table-cell/>
          <table:table-cell table:style-name="ce1" office:value-type="string" calcext:value-type="string">
            <text:p>0.022338164580512604</text:p>
          </table:table-cell>
          <table:table-cell table:style-name="ce1" office:value-type="string" calcext:value-type="string">
            <text:p>0.32760957975598737</text:p>
          </table:table-cell>
          <table:table-cell table:style-name="ce1" office:value-type="string" calcext:value-type="string">
            <text:p>0.05224654377880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51517471087096</text:p>
          </table:table-cell>
          <table:table-cell office:value-type="string" calcext:value-type="string">
            <text:p>0.4324446452779033</text:p>
          </table:table-cell>
          <table:table-cell office:value-type="string" calcext:value-type="string">
            <text:p>0.07217741935483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245455878074905</text:p>
          </table:table-cell>
          <table:table-cell office:value-type="string" calcext:value-type="string">
            <text:p>0.41888838680524176</text:p>
          </table:table-cell>
          <table:table-cell office:value-type="string" calcext:value-type="string">
            <text:p>0.070449308755760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004673836117757</text:p>
          </table:table-cell>
          <table:table-cell office:value-type="string" calcext:value-type="string">
            <text:p>0.34342521464075915</text:p>
          </table:table-cell>
          <table:table-cell office:value-type="string" calcext:value-type="string">
            <text:p>0.058640552995391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416864943210556</text:p>
          </table:table-cell>
          <table:table-cell office:value-type="string" calcext:value-type="string">
            <text:p>0.5603253502033438</text:p>
          </table:table-cell>
          <table:table-cell office:value-type="string" calcext:value-type="string">
            <text:p>0.103456221198156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87657758340576</text:p>
          </table:table-cell>
          <table:table-cell office:value-type="string" calcext:value-type="string">
            <text:p>0.46272028920018077</text:p>
          </table:table-cell>
          <table:table-cell office:value-type="string" calcext:value-type="string">
            <text:p>0.077592165898617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611356834572464</text:p>
          </table:table-cell>
          <table:table-cell office:value-type="string" calcext:value-type="string">
            <text:p>0.3868052417532761</text:p>
          </table:table-cell>
          <table:table-cell office:value-type="string" calcext:value-type="string">
            <text:p>0.06342165898617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1764647342795145</text:p>
          </table:table-cell>
          <table:table-cell office:value-type="string" calcext:value-type="string">
            <text:p>0.5933122458201536</text:p>
          </table:table-cell>
          <table:table-cell office:value-type="string" calcext:value-type="string">
            <text:p>0.112039170506912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482594213819396</text:p>
          </table:table-cell>
          <table:table-cell office:value-type="string" calcext:value-type="string">
            <text:p>0.46362403976502486</text:p>
          </table:table-cell>
          <table:table-cell office:value-type="string" calcext:value-type="string">
            <text:p>0.077995391705069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6255799109714286</text:p>
          </table:table-cell>
          <table:table-cell office:value-type="string" calcext:value-type="string">
            <text:p>0.09805693628558518</text:p>
          </table:table-cell>
          <table:table-cell office:value-type="string" calcext:value-type="string">
            <text:p>0.0139400921658986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515828125347883</text:p>
          </table:table-cell>
          <table:table-cell office:value-type="string" calcext:value-type="string">
            <text:p>0.6339810212381383</text:p>
          </table:table-cell>
          <table:table-cell office:value-type="string" calcext:value-type="string">
            <text:p>0.12165898617511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647706857995767</text:p>
          </table:table-cell>
          <table:table-cell office:value-type="string" calcext:value-type="string">
            <text:p>0.517849073655671</text:p>
          </table:table-cell>
          <table:table-cell office:value-type="string" calcext:value-type="string">
            <text:p>0.089919354838709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877419710403378</text:p>
          </table:table-cell>
          <table:table-cell office:value-type="string" calcext:value-type="string">
            <text:p>0.2693176683235427</text:p>
          </table:table-cell>
          <table:table-cell office:value-type="string" calcext:value-type="string">
            <text:p>0.0399193548387096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7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9627400464242</text:p>
          </table:table-cell>
          <table:table-cell office:value-type="string" calcext:value-type="string">
            <text:p>0.613646633529146</text:p>
          </table:table-cell>
          <table:table-cell office:value-type="string" calcext:value-type="string">
            <text:p>0.116935483870967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29242901951111</text:p>
          </table:table-cell>
          <table:table-cell office:value-type="string" calcext:value-type="string">
            <text:p>0.46543154089471306</text:p>
          </table:table-cell>
          <table:table-cell office:value-type="string" calcext:value-type="string">
            <text:p>0.080933179723502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1658494744870166</text:p>
          </table:table-cell>
          <table:table-cell office:value-type="string" calcext:value-type="string">
            <text:p>0.1649344780840488</text:p>
          </table:table-cell>
          <table:table-cell office:value-type="string" calcext:value-type="string">
            <text:p>0.023905529953917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76176010495145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5898617511520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13397614283396</text:p>
          </table:table-cell>
          <table:table-cell office:value-type="string" calcext:value-type="string">
            <text:p>0.4722096701310438</text:p>
          </table:table-cell>
          <table:table-cell office:value-type="string" calcext:value-type="string">
            <text:p>0.082200460829493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3745473182145</text:p>
          </table:table-cell>
          <table:table-cell office:value-type="string" calcext:value-type="string">
            <text:p>0.3497514685946679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</table:table>
      <table:table table:name="AdaBoostSVD" table:style-name="ta1">
        <table:table-column table:style-name="co1" table:number-columns-repeated="11" table:default-cell-style-name="Default"/>
        <table:table-column table:style-name="co1" table:number-columns-repeated="2" table:default-cell-style-name="ce4"/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feature init</text:p>
          </table:table-cell>
          <table:table-cell office:value-type="string" calcext:value-type="string">
            <text:p>feature num</text:p>
          </table:table-cell>
          <table:table-cell office:value-type="string" calcext:value-type="string">
            <text:p>Neg weighting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# models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Folder</text:p>
          </table:table-cell>
          <table:table-cell table:style-name="Default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785389196495733" calcext:value-type="float">
            <text:p>0.0785389196</text:p>
          </table:table-cell>
          <table:table-cell table:style-name="ce2" office:value-type="float" office:value="0.260837904752658" calcext:value-type="float">
            <text:p>0.2608379048</text:p>
          </table:table-cell>
          <table:table-cell table:style-name="ce2" office:value-type="float" office:value="0.14702353201929" calcext:value-type="float">
            <text:p>0.147023532</text:p>
          </table:table-cell>
          <table:table-cell office:value-type="string" calcext:value-type="string">
            <text:p>01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office:value-type="float" office:value="0.0851099770125837" calcext:value-type="float">
            <text:p>0.085109977</text:p>
          </table:table-cell>
          <table:table-cell office:value-type="float" office:value="0.254607828859006" calcext:value-type="float">
            <text:p>0.2546078289</text:p>
          </table:table-cell>
          <table:table-cell office:value-type="float" office:value="0.138333728208616" calcext:value-type="float">
            <text:p>0.1383337282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ce1" office:value-type="float" office:value="0.0784664772334853" calcext:value-type="float">
            <text:p>0.0784664772</text:p>
          </table:table-cell>
          <table:table-cell table:style-name="ce1" office:value-type="float" office:value="0.259802255772934" calcext:value-type="float">
            <text:p>0.2598022558</text:p>
          </table:table-cell>
          <table:table-cell table:style-name="ce1" office:value-type="float" office:value="0.146595538164059" calcext:value-type="float">
            <text:p>0.1465955382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ce2" office:value-type="float" office:value="0.0861660704573377" calcext:value-type="float">
            <text:p>0.0861660705</text:p>
          </table:table-cell>
          <table:table-cell office:value-type="float" office:value="0.256743854879687" calcext:value-type="float">
            <text:p>0.2567438549</text:p>
          </table:table-cell>
          <table:table-cell office:value-type="float" office:value="0.139648280763969" calcext:value-type="float">
            <text:p>0.1396482808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ce1" office:value-type="float" office:value="0.0860470712940601" calcext:value-type="float">
            <text:p>0.0860470713</text:p>
          </table:table-cell>
          <table:table-cell table:style-name="ce1" office:value-type="float" office:value="0.25599948217551" calcext:value-type="float">
            <text:p>0.2559994822</text:p>
          </table:table-cell>
          <table:table-cell table:style-name="ce1" office:value-type="float" office:value="0.139174430424249" calcext:value-type="float">
            <text:p>0.1391744304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502113707842064" calcext:value-type="float">
            <text:p>0.0502113708</text:p>
          </table:table-cell>
          <table:table-cell office:value-type="float" office:value="0.190429956146738" calcext:value-type="float">
            <text:p>0.1904299561</text:p>
          </table:table-cell>
          <table:table-cell office:value-type="float" office:value="0.103597441208166" calcext:value-type="float">
            <text:p>0.1035974412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495895541300226" calcext:value-type="float">
            <text:p>0.0495895541</text:p>
          </table:table-cell>
          <table:table-cell office:value-type="float" office:value="0.174636309205948" calcext:value-type="float">
            <text:p>0.1746363092</text:p>
          </table:table-cell>
          <table:table-cell office:value-type="float" office:value="0.0902990607063427" calcext:value-type="float">
            <text:p>0.0902990607</text:p>
          </table:table-cell>
          <table:table-cell/>
          <table:table-cell table:style-name="Default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52197736113419" calcext:value-type="float">
            <text:p>0.0852197736</text:p>
          </table:table-cell>
          <table:table-cell table:style-name="ce2" office:value-type="float" office:value="0.272553683835785" calcext:value-type="float">
            <text:p>0.2725536838</text:p>
          </table:table-cell>
          <table:table-cell table:style-name="ce2" office:value-type="float" office:value="0.155415268680785" calcext:value-type="float">
            <text:p>0.1554152687</text:p>
          </table:table-cell>
          <table:table-cell office:value-type="string" calcext:value-type="string">
            <text:p>02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office:value-type="float" office:value="0.0906438423309532" calcext:value-type="float">
            <text:p>0.0906438423</text:p>
          </table:table-cell>
          <table:table-cell office:value-type="float" office:value="0.265514507176724" calcext:value-type="float">
            <text:p>0.2655145072</text:p>
          </table:table-cell>
          <table:table-cell office:value-type="float" office:value="0.146878319818408" calcext:value-type="float">
            <text:p>0.146878319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office:value-type="float" office:value="0.0850464475500978" calcext:value-type="float">
            <text:p>0.0850464476</text:p>
          </table:table-cell>
          <table:table-cell office:value-type="float" office:value="0.272100587407156" calcext:value-type="float">
            <text:p>0.2721005874</text:p>
          </table:table-cell>
          <table:table-cell office:value-type="float" office:value="0.154971989330725" calcext:value-type="float">
            <text:p>0.1549719893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office:value-type="float" office:value="0.091084285978548" calcext:value-type="float">
            <text:p>0.091084286</text:p>
          </table:table-cell>
          <table:table-cell office:value-type="float" office:value="0.266566338171756" calcext:value-type="float">
            <text:p>0.2665663382</text:p>
          </table:table-cell>
          <table:table-cell office:value-type="float" office:value="0.14751266785384" calcext:value-type="float">
            <text:p>0.1475126679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ce2" office:value-type="float" office:value="0.0911111953772793" calcext:value-type="float">
            <text:p>0.0911111954</text:p>
          </table:table-cell>
          <table:table-cell office:value-type="float" office:value="0.26671197630953" calcext:value-type="float">
            <text:p>0.2667119763</text:p>
          </table:table-cell>
          <table:table-cell office:value-type="float" office:value="0.147589095327989" calcext:value-type="float">
            <text:p>0.1475890953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555524099980888" calcext:value-type="float">
            <text:p>0.05555241</text:p>
          </table:table-cell>
          <table:table-cell office:value-type="float" office:value="0.206870883699856" calcext:value-type="float">
            <text:p>0.2068708837</text:p>
          </table:table-cell>
          <table:table-cell office:value-type="float" office:value="0.11393043571303" calcext:value-type="float">
            <text:p>0.1139304357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528426458300679" calcext:value-type="float">
            <text:p>0.0528426458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69023944727651" calcext:value-type="float">
            <text:p>0.0969023945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7687883605773" calcext:value-type="float">
            <text:p>0.0876878836</text:p>
          </table:table-cell>
          <table:table-cell office:value-type="float" office:value="0.276485913555674" calcext:value-type="float">
            <text:p>0.2764859136</text:p>
          </table:table-cell>
          <table:table-cell office:value-type="float" office:value="0.158403582919988" calcext:value-type="float">
            <text:p>0.1584035829</text:p>
          </table:table-cell>
          <table:table-cell office:value-type="string" calcext:value-type="string">
            <text:p>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office:value-type="float" office:value="0.0930548006639511" calcext:value-type="float">
            <text:p>0.0930548007</text:p>
          </table:table-cell>
          <table:table-cell office:value-type="float" office:value="0.272391863682703" calcext:value-type="float">
            <text:p>0.2723918637</text:p>
          </table:table-cell>
          <table:table-cell office:value-type="float" office:value="0.152373455209679" calcext:value-type="float">
            <text:p>0.152373455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office:value-type="float" office:value="0.0873472697523198" calcext:value-type="float">
            <text:p>0.0873472698</text:p>
          </table:table-cell>
          <table:table-cell table:style-name="ce2" office:value-type="float" office:value="0.275660630774957" calcext:value-type="float">
            <text:p>0.2756606308</text:p>
          </table:table-cell>
          <table:table-cell table:style-name="ce2" office:value-type="float" office:value="0.157967946317342" calcext:value-type="float">
            <text:p>0.157967946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ce2" office:value-type="float" office:value="0.09366675015192" calcext:value-type="float">
            <text:p>0.0936667502</text:p>
          </table:table-cell>
          <table:table-cell office:value-type="float" office:value="0.274479343657459" calcext:value-type="float">
            <text:p>0.2744793437</text:p>
          </table:table-cell>
          <table:table-cell office:value-type="float" office:value="0.153504581827075" calcext:value-type="float">
            <text:p>0.1535045818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0.0936171319666342" calcext:value-type="float">
            <text:p>0.093617132</text:p>
          </table:table-cell>
          <table:table-cell office:value-type="float" office:value="0.274268977458453" calcext:value-type="float">
            <text:p>0.2742689775</text:p>
          </table:table-cell>
          <table:table-cell office:value-type="float" office:value="0.153420511605512" calcext:value-type="float">
            <text:p>0.1534205116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29244535144561" calcext:value-type="float">
            <text:p>0.0629244535</text:p>
          </table:table-cell>
          <table:table-cell office:value-type="float" office:value="0.215447351813195" calcext:value-type="float">
            <text:p>0.2154473518</text:p>
          </table:table-cell>
          <table:table-cell office:value-type="float" office:value="0.119158074944781" calcext:value-type="float">
            <text:p>0.1191580749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552276412855313" calcext:value-type="float">
            <text:p>0.0552276413</text:p>
          </table:table-cell>
          <table:table-cell office:value-type="float" office:value="0.191675971325469" calcext:value-type="float">
            <text:p>0.1916759713</text:p>
          </table:table-cell>
          <table:table-cell office:value-type="float" office:value="0.101740253586359" calcext:value-type="float">
            <text:p>0.1017402536</text:p>
          </table:table-cell>
          <table:table-cell table:style-name="Default"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03257365616313" calcext:value-type="float">
            <text:p>0.0903257366</text:p>
          </table:table-cell>
          <table:table-cell office:value-type="float" office:value="0.280725601566419" calcext:value-type="float">
            <text:p>0.2807256016</text:p>
          </table:table-cell>
          <table:table-cell office:value-type="float" office:value="0.16094861780913" calcext:value-type="float">
            <text:p>0.1609486178</text:p>
          </table:table-cell>
          <table:table-cell office:value-type="string" calcext:value-type="string">
            <text:p>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office:value-type="float" office:value="0.0945202921172004" calcext:value-type="float">
            <text:p>0.0945202921</text:p>
          </table:table-cell>
          <table:table-cell office:value-type="float" office:value="0.273476058708351" calcext:value-type="float">
            <text:p>0.2734760587</text:p>
          </table:table-cell>
          <table:table-cell office:value-type="float" office:value="0.154062502388359" calcext:value-type="float">
            <text:p>0.154062502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office:value-type="float" office:value="0.0900173205412938" calcext:value-type="float">
            <text:p>0.0900173205</text:p>
          </table:table-cell>
          <table:table-cell table:style-name="ce2" office:value-type="float" office:value="0.280207777076557" calcext:value-type="float">
            <text:p>0.2802077771</text:p>
          </table:table-cell>
          <table:table-cell table:style-name="ce2" office:value-type="float" office:value="0.16045948197458" calcext:value-type="float">
            <text:p>0.160459482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ce2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33220055537523" calcext:value-type="float">
            <text:p>0.0633220056</text:p>
          </table:table-cell>
          <table:table-cell office:value-type="float" office:value="0.221208149262909" calcext:value-type="float">
            <text:p>0.2212081493</text:p>
          </table:table-cell>
          <table:table-cell office:value-type="float" office:value="0.121962963246028" calcext:value-type="float">
            <text:p>0.1219629632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554957621486033" calcext:value-type="float">
            <text:p>0.0554957621</text:p>
          </table:table-cell>
          <table:table-cell office:value-type="float" office:value="0.194265093774779" calcext:value-type="float">
            <text:p>0.1942650938</text:p>
          </table:table-cell>
          <table:table-cell office:value-type="float" office:value="0.103352873290891" calcext:value-type="float">
            <text:p>0.1033528733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style-name="ce3" office:value-type="float" office:value="0.0895989107891598" calcext:value-type="float">
            <text:p>0.0895989108</text:p>
          </table:table-cell>
          <table:table-cell office:value-type="float" office:value="0.279544314448921" calcext:value-type="float">
            <text:p>0.2795443144</text:p>
          </table:table-cell>
          <table:table-cell table:style-name="ce2" office:value-type="float" office:value="0.161132043747086" calcext:value-type="float">
            <text:p>0.1611320437</text:p>
          </table:table-cell>
          <table:table-cell office:value-type="string" calcext:value-type="string">
            <text:p>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office:value-type="float" office:value="0.0945202921172004" calcext:value-type="float">
            <text:p>0.0945202921</text:p>
          </table:table-cell>
          <table:table-cell office:value-type="float" office:value="0.273476058708351" calcext:value-type="float">
            <text:p>0.2734760587</text:p>
          </table:table-cell>
          <table:table-cell office:value-type="float" office:value="0.154062502388359" calcext:value-type="float">
            <text:p>0.154062502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office:value-type="float" office:value="0.0900173205412938" calcext:value-type="float">
            <text:p>0.0900173205</text:p>
          </table:table-cell>
          <table:table-cell table:style-name="ce2" office:value-type="float" office:value="0.280207777076557" calcext:value-type="float">
            <text:p>0.2802077771</text:p>
          </table:table-cell>
          <table:table-cell office:value-type="float" office:value="0.16045948197458" calcext:value-type="float">
            <text:p>0.160459482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ce2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1894536171347" calcext:value-type="float">
            <text:p>0.0618945362</text:p>
          </table:table-cell>
          <table:table-cell office:value-type="float" office:value="0.219023577196304" calcext:value-type="float">
            <text:p>0.2190235772</text:p>
          </table:table-cell>
          <table:table-cell office:value-type="float" office:value="0.122085247204665" calcext:value-type="float">
            <text:p>0.1220852472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554989781153594" calcext:value-type="float">
            <text:p>0.0554989781</text:p>
          </table:table-cell>
          <table:table-cell office:value-type="float" office:value="0.193067624641973" calcext:value-type="float">
            <text:p>0.1930676246</text:p>
          </table:table-cell>
          <table:table-cell office:value-type="float" office:value="0.103757938903877" calcext:value-type="float">
            <text:p>0.1037579389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05563826798685" calcext:value-type="float">
            <text:p>0.0905563827</text:p>
          </table:table-cell>
          <table:table-cell office:value-type="float" office:value="0.280045956923475" calcext:value-type="float">
            <text:p>0.2800459569</text:p>
          </table:table-cell>
          <table:table-cell office:value-type="float" office:value="0.161651750571295" calcext:value-type="float">
            <text:p>0.1616517506</text:p>
          </table:table-cell>
          <table:table-cell office:value-type="string" calcext:value-type="string">
            <text:p>06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52826056487077" calcext:value-type="float">
            <text:p>0.0652826056</text:p>
          </table:table-cell>
          <table:table-cell office:value-type="float" office:value="0.220835962910821" calcext:value-type="float">
            <text:p>0.2208359629</text:p>
          </table:table-cell>
          <table:table-cell office:value-type="float" office:value="0.123285158548795" calcext:value-type="float">
            <text:p>0.1232851585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546233093467743" calcext:value-type="float">
            <text:p>0.0546233093</text:p>
          </table:table-cell>
          <table:table-cell office:value-type="float" office:value="0.193617813162451" calcext:value-type="float">
            <text:p>0.1936178132</text:p>
          </table:table-cell>
          <table:table-cell office:value-type="float" office:value="0.104445786171213" calcext:value-type="float">
            <text:p>0.1044457862</text:p>
          </table:table-cell>
          <table:table-cell table:style-name="Default"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700" calcext:value-type="float">
            <text:p>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07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20416216668813" calcext:value-type="float">
            <text:p>0.0820416217</text:p>
          </table:table-cell>
          <table:table-cell office:value-type="float" office:value="0.258167872226807" calcext:value-type="float">
            <text:p>0.2581678722</text:p>
          </table:table-cell>
          <table:table-cell office:value-type="float" office:value="0.147818377750434" calcext:value-type="float">
            <text:p>0.1478183778</text:p>
          </table:table-cell>
          <table:table-cell office:value-type="string" calcext:value-type="string">
            <text:p>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office:value-type="float" office:value="0.0978106761169206" calcext:value-type="float">
            <text:p>0.0978106761</text:p>
          </table:table-cell>
          <table:table-cell office:value-type="float" office:value="0.28258653332686" calcext:value-type="float">
            <text:p>0.2825865333</text:p>
          </table:table-cell>
          <table:table-cell office:value-type="float" office:value="0.156982031900828" calcext:value-type="float">
            <text:p>0.156982031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office:value-type="float" office:value="0.0865061967418082" calcext:value-type="float">
            <text:p>0.0865061967</text:p>
          </table:table-cell>
          <table:table-cell office:value-type="float" office:value="0.267618169166788" calcext:value-type="float">
            <text:p>0.2676181692</text:p>
          </table:table-cell>
          <table:table-cell office:value-type="float" office:value="0.154322355800463" calcext:value-type="float">
            <text:p>0.1543223558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ce2" office:value-type="float" office:value="0.0988897145420006" calcext:value-type="float">
            <text:p>0.0988897145</text:p>
          </table:table-cell>
          <table:table-cell table:style-name="ce2" office:value-type="float" office:value="0.285256565852711" calcext:value-type="float">
            <text:p>0.2852565659</text:p>
          </table:table-cell>
          <table:table-cell table:style-name="ce2" office:value-type="float" office:value="0.158472367646722" calcext:value-type="float">
            <text:p>0.1584723676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0.0986561830283914" calcext:value-type="float">
            <text:p>0.098656183</text:p>
          </table:table-cell>
          <table:table-cell table:number-columns-repeated="2" office:value-type="float" office:value="0.157731021147482" calcext:value-type="float">
            <text:p>0.1577310211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495895731822031" calcext:value-type="float">
            <text:p>0.0495895732</text:p>
          </table:table-cell>
          <table:table-cell office:value-type="float" office:value="0.18220949237018" calcext:value-type="float">
            <text:p>0.1822094924</text:p>
          </table:table-cell>
          <table:table-cell office:value-type="float" office:value="0.0997989957429897" calcext:value-type="float">
            <text:p>0.0997989957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570186074679703" calcext:value-type="float">
            <text:p>0.0570186075</text:p>
          </table:table-cell>
          <table:table-cell office:value-type="float" office:value="0.186643364564623" calcext:value-type="float">
            <text:p>0.1866433646</text:p>
          </table:table-cell>
          <table:table-cell office:value-type="float" office:value="0.0964361868804598" calcext:value-type="float">
            <text:p>0.0964361869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9014494094121" calcext:value-type="float">
            <text:p>0.0890144941</text:p>
          </table:table-cell>
          <table:table-cell office:value-type="float" office:value="0.269996925417092" calcext:value-type="float">
            <text:p>0.2699969254</text:p>
          </table:table-cell>
          <table:table-cell office:value-type="float" office:value="0.155613980113571" calcext:value-type="float">
            <text:p>0.1556139801</text:p>
          </table:table-cell>
          <table:table-cell office:value-type="string" calcext:value-type="string">
            <text:p>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office:value-type="float" office:value="0.100000396371797" calcext:value-type="float">
            <text:p>0.1000003964</text:p>
          </table:table-cell>
          <table:table-cell office:value-type="float" office:value="0.286081848633429" calcext:value-type="float">
            <text:p>0.2860818486</text:p>
          </table:table-cell>
          <table:table-cell office:value-type="float" office:value="0.160153772077987" calcext:value-type="float">
            <text:p>0.1601537721</text:p>
          </table:table-cell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office:value-type="float" office:value="0.0884042065419608" calcext:value-type="float">
            <text:p>0.0884042065</text:p>
          </table:table-cell>
          <table:table-cell office:value-type="float" office:value="0.26849199799343" calcext:value-type="float">
            <text:p>0.268491998</text:p>
          </table:table-cell>
          <table:table-cell office:value-type="float" office:value="0.155124844279021" calcext:value-type="float">
            <text:p>0.1551248443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ce2" office:value-type="float" office:value="0.101021832108626" calcext:value-type="float">
            <text:p>0.1010218321</text:p>
          </table:table-cell>
          <table:table-cell table:style-name="ce2" office:value-type="float" office:value="0.288331148761267" calcext:value-type="float">
            <text:p>0.2883311488</text:p>
          </table:table-cell>
          <table:table-cell table:style-name="ce2" office:value-type="float" office:value="0.161468324633339" calcext:value-type="float">
            <text:p>0.1614683246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0.101009623361421" calcext:value-type="float">
            <text:p>0.1010096234</text:p>
          </table:table-cell>
          <table:table-cell office:value-type="float" office:value="0.288153146592877" calcext:value-type="float">
            <text:p>0.2881531466</text:p>
          </table:table-cell>
          <table:table-cell office:value-type="float" office:value="0.161353683422117" calcext:value-type="float">
            <text:p>0.1613536834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07908072640599" calcext:value-type="float">
            <text:p>0.0607908073</text:p>
          </table:table-cell>
          <table:table-cell office:value-type="float" office:value="0.203812482806609" calcext:value-type="float">
            <text:p>0.2038124828</text:p>
          </table:table-cell>
          <table:table-cell office:value-type="float" office:value="0.112294887766254" calcext:value-type="float">
            <text:p>0.1122948878</text:p>
          </table:table-cell>
          <table:table-cell/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66458625503912" calcext:value-type="float">
            <text:p>0.0664586255</text:p>
          </table:table-cell>
          <table:table-cell office:value-type="float" office:value="0.208861271582763" calcext:value-type="float">
            <text:p>0.2088612716</text:p>
          </table:table-cell>
          <table:table-cell office:value-type="float" office:value="0.110705196303967" calcext:value-type="float">
            <text:p>0.1107051963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52462812863936" calcext:value-type="float">
            <text:p>0.0952462813</text:p>
          </table:table-cell>
          <table:table-cell office:value-type="float" office:value="0.280660873505186" calcext:value-type="float">
            <text:p>0.2806608735</text:p>
          </table:table-cell>
          <table:table-cell office:value-type="float" office:value="0.162179100142919" calcext:value-type="float">
            <text:p>0.1621791001</text:p>
          </table:table-cell>
          <table:table-cell office:value-type="string" calcext:value-type="string">
            <text:p>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office:value-type="float" office:value="0.101747238834119" calcext:value-type="float">
            <text:p>0.1017472388</text:p>
          </table:table-cell>
          <table:table-cell office:value-type="float" office:value="0.289075521465443" calcext:value-type="float">
            <text:p>0.2890755215</text:p>
          </table:table-cell>
          <table:table-cell office:value-type="float" office:value="0.163080944337871" calcext:value-type="float">
            <text:p>0.16308094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office:value-type="float" office:value="0.0946561911063074" calcext:value-type="float">
            <text:p>0.0946561911</text:p>
          </table:table-cell>
          <table:table-cell office:value-type="float" office:value="0.279495768402997" calcext:value-type="float">
            <text:p>0.2794957684</text:p>
          </table:table-cell>
          <table:table-cell office:value-type="float" office:value="0.161644107823881" calcext:value-type="float">
            <text:p>0.1616441078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office:value-type="float" office:value="0.102380546019277" calcext:value-type="float">
            <text:p>0.102380546</text:p>
          </table:table-cell>
          <table:table-cell office:value-type="float" office:value="0.29035390067479" calcext:value-type="float">
            <text:p>0.2903539007</text:p>
          </table:table-cell>
          <table:table-cell table:style-name="ce2" office:value-type="float" office:value="0.163944574795748" calcext:value-type="float">
            <text:p>0.1639445748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ce2" office:value-type="float" office:value="0.102382793030992" calcext:value-type="float">
            <text:p>0.102382793</text:p>
          </table:table-cell>
          <table:table-cell table:style-name="ce2" office:value-type="float" office:value="0.29035390067479" calcext:value-type="float">
            <text:p>0.2903539007</text:p>
          </table:table-cell>
          <table:table-cell office:value-type="float" office:value="0.163883432816429" calcext:value-type="float">
            <text:p>0.1638834328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62503907948912" calcext:value-type="float">
            <text:p>0.0662503908</text:p>
          </table:table-cell>
          <table:table-cell office:value-type="float" office:value="0.218845575027914" calcext:value-type="float">
            <text:p>0.218845575</text:p>
          </table:table-cell>
          <table:table-cell office:value-type="float" office:value="0.122253387647792" calcext:value-type="float">
            <text:p>0.1222533876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715784194107432" calcext:value-type="float">
            <text:p>0.0715784194</text:p>
          </table:table-cell>
          <table:table-cell office:value-type="float" office:value="0.220010680130103" calcext:value-type="float">
            <text:p>0.2200106801</text:p>
          </table:table-cell>
          <table:table-cell office:value-type="float" office:value="0.11847787042486" calcext:value-type="float">
            <text:p>0.1184778704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76435682249295" calcext:value-type="float">
            <text:p>0.0976435682</text:p>
          </table:table-cell>
          <table:table-cell office:value-type="float" office:value="0.285062381669013" calcext:value-type="float">
            <text:p>0.2850623817</text:p>
          </table:table-cell>
          <table:table-cell office:value-type="float" office:value="0.164701206789817" calcext:value-type="float">
            <text:p>0.1647012068</text:p>
          </table:table-cell>
          <table:table-cell office:value-type="string" calcext:value-type="string">
            <text:p>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98765952556384" calcext:value-type="float">
            <text:p>0.0698765953</text:p>
          </table:table-cell>
          <table:table-cell office:value-type="float" office:value="0.224832920691943" calcext:value-type="float">
            <text:p>0.2248329207</text:p>
          </table:table-cell>
          <table:table-cell office:value-type="float" office:value="0.125883692669841" calcext:value-type="float">
            <text:p>0.1258836927</text:p>
          </table:table-cell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720859273912113" calcext:value-type="float">
            <text:p>0.0720859274</text:p>
          </table:table-cell>
          <table:table-cell office:value-type="float" office:value="0.224994740845025" calcext:value-type="float">
            <text:p>0.2249947408</text:p>
          </table:table-cell>
          <table:table-cell office:value-type="float" office:value="0.121664896096849" calcext:value-type="float">
            <text:p>0.1216648961</text:p>
          </table:table-cell>
          <table:table-cell table:style-name="Default"/>
          <table:table-cell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4937938040794" calcext:value-type="float">
            <text:p>0.094937938</text:p>
          </table:table-cell>
          <table:table-cell office:value-type="float" office:value="0.273961519167597" calcext:value-type="float">
            <text:p>0.2739615192</text:p>
          </table:table-cell>
          <table:table-cell office:value-type="float" office:value="0.154719778666035" calcext:value-type="float">
            <text:p>0.154719778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rediction running on bt machine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office:value-type="float" office:value="0.100364600709069" calcext:value-type="float">
            <text:p>0.1003646007</text:p>
          </table:table-cell>
          <table:table-cell office:value-type="float" office:value="0.279350130265223" calcext:value-type="float">
            <text:p>0.2793501303</text:p>
          </table:table-cell>
          <table:table-cell office:value-type="float" office:value="0.154842062624672" calcext:value-type="float">
            <text:p>0.154842062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office:value-type="float" office:value="0.0946713396229374" calcext:value-type="float">
            <text:p>0.0946713396</text:p>
          </table:table-cell>
          <table:table-cell office:value-type="float" office:value="0.273734970953282" calcext:value-type="float">
            <text:p>0.273734971</text:p>
          </table:table-cell>
          <table:table-cell office:value-type="float" office:value="0.154452282506515" calcext:value-type="float">
            <text:p>0.1544522825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office:value-type="float" office:value="0.100786563815669" calcext:value-type="float">
            <text:p>0.1007865638</text:p>
          </table:table-cell>
          <table:table-cell table:style-name="ce2" office:value-type="float" office:value="0.280725601566419" calcext:value-type="float">
            <text:p>0.2807256016</text:p>
          </table:table-cell>
          <table:table-cell office:value-type="float" office:value="0.155377054943711" calcext:value-type="float">
            <text:p>0.1553770549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ce2" office:value-type="float" office:value="0.100835892594044" calcext:value-type="float">
            <text:p>0.1008358926</text:p>
          </table:table-cell>
          <table:table-cell office:value-type="float" office:value="0.280660873505186" calcext:value-type="float">
            <text:p>0.2806608735</text:p>
          </table:table-cell>
          <table:table-cell table:style-name="ce2" office:value-type="float" office:value="0.155392340438541" calcext:value-type="float">
            <text:p>0.1553923404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90820839103369" calcext:value-type="float">
            <text:p>0.0690820839</text:p>
          </table:table-cell>
          <table:table-cell office:value-type="float" office:value="0.211952036506627" calcext:value-type="float">
            <text:p>0.2119520365</text:p>
          </table:table-cell>
          <table:table-cell office:value-type="float" office:value="0.114633568475195" calcext:value-type="float">
            <text:p>0.1146335685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603913562969666" calcext:value-type="float">
            <text:p>0.0603913563</text:p>
          </table:table-cell>
          <table:table-cell office:value-type="float" office:value="0.19318089874913" calcext:value-type="float">
            <text:p>0.1931808987</text:p>
          </table:table-cell>
          <table:table-cell office:value-type="float" office:value="0.100333988062029" calcext:value-type="float">
            <text:p>0.1003339881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09063137661583" calcext:value-type="float">
            <text:p>0.1090631377</text:p>
          </table:table-cell>
          <table:table-cell office:value-type="float" office:value="0.292311924527081" calcext:value-type="float">
            <text:p>0.2923119245</text:p>
          </table:table-cell>
          <table:table-cell office:value-type="float" office:value="0.162362526080876" calcext:value-type="float">
            <text:p>0.1623625261</text:p>
          </table:table-cell>
          <table:table-cell office:value-type="string" calcext:value-type="string">
            <text:p>31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81019349010339" calcext:value-type="float">
            <text:p>0.081019349</text:p>
          </table:table-cell>
          <table:table-cell office:value-type="float" office:value="0.219169215334078" calcext:value-type="float">
            <text:p>0.2191692153</text:p>
          </table:table-cell>
          <table:table-cell office:value-type="float" office:value="0.115466627943413" calcext:value-type="float">
            <text:p>0.1154666279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762277059254662" calcext:value-type="float">
            <text:p>0.0762277059</text:p>
          </table:table-cell>
          <table:table-cell office:value-type="float" office:value="0.213230415715973" calcext:value-type="float">
            <text:p>0.2132304157</text:p>
          </table:table-cell>
          <table:table-cell office:value-type="float" office:value="0.11031541618581" calcext:value-type="float">
            <text:p>0.1103154162</text:p>
          </table:table-cell>
          <table:table-cell/>
          <table:table-cell table:style-name="Default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.11048373107860136</text:p>
          </table:table-cell>
          <table:table-cell office:value-type="string" calcext:value-type="string">
            <text:p>0.29247374468016246</text:p>
          </table:table-cell>
          <table:table-cell office:value-type="string" calcext:value-type="string">
            <text:p>0.16209502992135613</text:p>
          </table:table-cell>
          <table:table-cell office:value-type="string" calcext:value-type="string">
            <text:p>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.0796371919411121</text:p>
          </table:table-cell>
          <table:table-cell office:value-type="string" calcext:value-type="string">
            <text:p>0.21145039403207275</text:p>
          </table:table-cell>
          <table:table-cell office:value-type="string" calcext:value-type="string">
            <text:p>0.11021606046941755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08110077302263635</text:p>
          </table:table-cell>
          <table:table-cell office:value-type="string" calcext:value-type="string">
            <text:p>0.2188293930126058</text:p>
          </table:table-cell>
          <table:table-cell office:value-type="string" calcext:value-type="string">
            <text:p>0.11375465252248879</text:p>
          </table:table-cell>
          <table:table-cell table:style-name="Default"/>
          <table:table-cell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11863609110458" calcext:value-type="float">
            <text:p>0.1118636091</text:p>
          </table:table-cell>
          <table:table-cell office:value-type="float" office:value="0.294690680777384" calcext:value-type="float">
            <text:p>0.2946906808</text:p>
          </table:table-cell>
          <table:table-cell office:value-type="float" office:value="0.163608293909495" calcext:value-type="float">
            <text:p>0.1636082939</text:p>
          </table:table-cell>
          <table:table-cell office:value-type="string" calcext:value-type="string">
            <text:p>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808997310736682" calcext:value-type="float">
            <text:p>0.0808997311</text:p>
          </table:table-cell>
          <table:table-cell office:value-type="float" office:value="0.214185154619156" calcext:value-type="float">
            <text:p>0.2141851546</text:p>
          </table:table-cell>
          <table:table-cell office:value-type="float" office:value="0.11105676268505" calcext:value-type="float">
            <text:p>0.1110567627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840464299097611" calcext:value-type="float">
            <text:p>0.0840464299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680624871029" calcext:value-type="float">
            <text:p>0.1156806249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12619876215365" calcext:value-type="float">
            <text:p>0.1126198762</text:p>
          </table:table-cell>
          <table:table-cell office:value-type="float" office:value="0.296470702461285" calcext:value-type="float">
            <text:p>0.2964707025</text:p>
          </table:table-cell>
          <table:table-cell office:value-type="float" office:value="0.164555994588935" calcext:value-type="float">
            <text:p>0.1645559946</text:p>
          </table:table-cell>
          <table:table-cell office:value-type="string" calcext:value-type="string">
            <text:p>6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823482005464333" calcext:value-type="float">
            <text:p>0.0823482005</text:p>
          </table:table-cell>
          <table:table-cell office:value-type="float" office:value="0.219654675793323" calcext:value-type="float">
            <text:p>0.2196546758</text:p>
          </table:table-cell>
          <table:table-cell office:value-type="float" office:value="0.114113861650986" calcext:value-type="float">
            <text:p>0.1141138617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862391674407414" calcext:value-type="float">
            <text:p>0.0862391674</text:p>
          </table:table-cell>
          <table:table-cell office:value-type="float" office:value="0.227211676942246" calcext:value-type="float">
            <text:p>0.2272116769</text:p>
          </table:table-cell>
          <table:table-cell office:value-type="float" office:value="0.118378514708467" calcext:value-type="float">
            <text:p>0.1183785147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.09487253876476344</text:p>
          </table:table-cell>
          <table:table-cell office:value-type="string" calcext:value-type="string">
            <text:p>0.2666148842176805</text:p>
          </table:table-cell>
          <table:table-cell office:value-type="string" calcext:value-type="string">
            <text:p>0.14904121733680822</text:p>
          </table:table-cell>
          <table:table-cell office:value-type="string" calcext:value-type="string">
            <text:p>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09292630711802378</text:p>
          </table:table-cell>
          <table:table-cell office:value-type="string" calcext:value-type="string">
            <text:p>0.26234283217631926</text:p>
          </table:table-cell>
          <table:table-cell office:value-type="string" calcext:value-type="string">
            <text:p>0.144111645254236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.0821651502449926</text:p>
          </table:table-cell>
          <table:table-cell office:value-type="string" calcext:value-type="string">
            <text:p>0.23789180704564947</text:p>
          </table:table-cell>
          <table:table-cell office:value-type="string" calcext:value-type="string">
            <text:p>0.13056105408772345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07442388332686135</text:p>
          </table:table-cell>
          <table:table-cell office:value-type="string" calcext:value-type="string">
            <text:p>0.2221790701814004</text:p>
          </table:table-cell>
          <table:table-cell office:value-type="string" calcext:value-type="string">
            <text:p>0.11826387349724479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12814438138636" calcext:value-type="float">
            <text:p>0.1128144381</text:p>
          </table:table-cell>
          <table:table-cell office:value-type="float" office:value="0.300597116364872" calcext:value-type="float">
            <text:p>0.3005971164</text:p>
          </table:table-cell>
          <table:table-cell office:value-type="float" office:value="0.168599007971386" calcext:value-type="float">
            <text:p>0.168599008</text:p>
          </table:table-cell>
          <table:table-cell office:value-type="string" calcext:value-type="string">
            <text:p>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0.1155089337271" calcext:value-type="float">
            <text:p>0.1155089337</text:p>
          </table:table-cell>
          <table:table-cell office:value-type="float" office:value="0.307539200932084" calcext:value-type="float">
            <text:p>0.3075392009</text:p>
          </table:table-cell>
          <table:table-cell office:value-type="float" office:value="0.172405096183976" calcext:value-type="float">
            <text:p>0.1724050962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912929355491781" calcext:value-type="float">
            <text:p>0.0912929355</text:p>
          </table:table-cell>
          <table:table-cell office:value-type="float" office:value="0.24439697719954" calcext:value-type="float">
            <text:p>0.2443969772</text:p>
          </table:table-cell>
          <table:table-cell office:value-type="float" office:value="0.131524040261993" calcext:value-type="float">
            <text:p>0.1315240403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918878438624121" calcext:value-type="float">
            <text:p>0.0918878439</text:p>
          </table:table-cell>
          <table:table-cell office:value-type="float" office:value="0.248830849393984" calcext:value-type="float">
            <text:p>0.2488308494</text:p>
          </table:table-cell>
          <table:table-cell office:value-type="float" office:value="0.13385507822352" calcext:value-type="float">
            <text:p>0.1338550782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42</text:p>
          </table:table-cell>
          <table:table-cell office:value-type="string" calcext:value-type="string">
            <text:p>trained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23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14203657556326" calcext:value-type="float">
            <text:p>0.1142036576</text:p>
          </table:table-cell>
          <table:table-cell office:value-type="float" office:value="0.30561354111041" calcext:value-type="float">
            <text:p>0.3056135411</text:p>
          </table:table-cell>
          <table:table-cell office:value-type="float" office:value="0.17173253441147" calcext:value-type="float">
            <text:p>0.1717325344</text:p>
          </table:table-cell>
          <table:table-cell office:value-type="string" calcext:value-type="string">
            <text:p>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0.117221372257064" calcext:value-type="float">
            <text:p>0.1172213723</text:p>
          </table:table-cell>
          <table:table-cell office:value-type="float" office:value="0.313720730779811" calcext:value-type="float">
            <text:p>0.3137207308</text:p>
          </table:table-cell>
          <table:table-cell office:value-type="float" office:value="0.176302897365545" calcext:value-type="float">
            <text:p>0.1763028974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951377777851265" calcext:value-type="float">
            <text:p>0.0951377778</text:p>
          </table:table-cell>
          <table:table-cell office:value-type="float" office:value="0.2561774843439" calcext:value-type="float">
            <text:p>0.2561774843</text:p>
          </table:table-cell>
          <table:table-cell office:value-type="float" office:value="0.1390980029501" calcext:value-type="float">
            <text:p>0.139098003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974924193441983" calcext:value-type="float">
            <text:p>0.0974924193</text:p>
          </table:table-cell>
          <table:table-cell office:value-type="float" office:value="0.263329935110119" calcext:value-type="float">
            <text:p>0.2633299351</text:p>
          </table:table-cell>
          <table:table-cell office:value-type="float" office:value="0.142682451487661" calcext:value-type="float">
            <text:p>0.1426824515</text:p>
          </table:table-cell>
          <table:table-cell table:style-name="Default"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15925221195455" calcext:value-type="float">
            <text:p>0.1159252212</text:p>
          </table:table-cell>
          <table:table-cell office:value-type="float" office:value="0.308623395957733" calcext:value-type="float">
            <text:p>0.308623396</text:p>
          </table:table-cell>
          <table:table-cell office:value-type="float" office:value="0.173123514440971" calcext:value-type="float">
            <text:p>0.1731235144</text:p>
          </table:table-cell>
          <table:table-cell office:value-type="string" calcext:value-type="string">
            <text:p>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0.118457928913835" calcext:value-type="float">
            <text:p>0.1184579289</text:p>
          </table:table-cell>
          <table:table-cell office:value-type="float" office:value="0.314157645193132" calcext:value-type="float">
            <text:p>0.3141576452</text:p>
          </table:table-cell>
          <table:table-cell office:value-type="float" office:value="0.176471037808671" calcext:value-type="float">
            <text:p>0.176471037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997312214563273" calcext:value-type="float">
            <text:p>0.0997312215</text:p>
          </table:table-cell>
          <table:table-cell office:value-type="float" office:value="0.262342832176319" calcext:value-type="float">
            <text:p>0.2623428322</text:p>
          </table:table-cell>
          <table:table-cell office:value-type="float" office:value="0.143049303363573" calcext:value-type="float">
            <text:p>0.143049303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737195705046881" calcext:value-type="float">
            <text:p>0.0737195705</text:p>
          </table:table-cell>
          <table:table-cell office:value-type="float" office:value="0.236678155897535" calcext:value-type="float">
            <text:p>0.2366781559</text:p>
          </table:table-cell>
          <table:table-cell office:value-type="float" office:value="0.132594024900071" calcext:value-type="float">
            <text:p>0.1325940249</text:p>
          </table:table-cell>
          <table:table-cell office:value-type="string" calcext:value-type="string">
            <text:p>4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office:value-type="float" office:value="0.107721298638721" calcext:value-type="float">
            <text:p>0.1077212986</text:p>
          </table:table-cell>
          <table:table-cell office:value-type="float" office:value="0.30596954544719" calcext:value-type="float">
            <text:p>0.3059695454</text:p>
          </table:table-cell>
          <table:table-cell office:value-type="float" office:value="0.169554351398241" calcext:value-type="float">
            <text:p>0.1695543514</text:p>
          </table:table-cell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office:value-type="float" office:value="0.0729574082886474" calcext:value-type="float">
            <text:p>0.0729574083</text:p>
          </table:table-cell>
          <table:table-cell office:value-type="float" office:value="0.235626324902503" calcext:value-type="float">
            <text:p>0.2356263249</text:p>
          </table:table-cell>
          <table:table-cell office:value-type="float" office:value="0.132036104338788" calcext:value-type="float">
            <text:p>0.1320361043</text:p>
          </table:table-cell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office:value-type="float" office:value="0.108854367806923" calcext:value-type="float">
            <text:p>0.1088543678</text:p>
          </table:table-cell>
          <table:table-cell office:value-type="float" office:value="0.306940466365681" calcext:value-type="float">
            <text:p>0.3069404664</text:p>
          </table:table-cell>
          <table:table-cell office:value-type="float" office:value="0.170035844485376" calcext:value-type="float">
            <text:p>0.1700358445</text:p>
          </table:table-cell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ce2" office:value-type="float" office:value="0.108861801283975" calcext:value-type="float">
            <text:p>0.1088618013</text:p>
          </table:table-cell>
          <table:table-cell table:style-name="ce2" office:value-type="float" office:value="0.306989012411606" calcext:value-type="float">
            <text:p>0.3069890124</text:p>
          </table:table-cell>
          <table:table-cell table:style-name="ce2" office:value-type="float" office:value="0.170089343717279" calcext:value-type="float">
            <text:p>0.1700893437</text:p>
          </table:table-cell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253018259215865" calcext:value-type="float">
            <text:p>0.0253018259</text:p>
          </table:table-cell>
          <table:table-cell office:value-type="float" office:value="0.118824538408013" calcext:value-type="float">
            <text:p>0.1188245384</text:p>
          </table:table-cell>
          <table:table-cell office:value-type="float" office:value="0.0626017440749601" calcext:value-type="float">
            <text:p>0.0626017441</text:p>
          </table:table-cell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681709856963708" calcext:value-type="float">
            <text:p>0.0681709857</text:p>
          </table:table-cell>
          <table:table-cell office:value-type="float" office:value="0.205398320306811" calcext:value-type="float">
            <text:p>0.2053983203</text:p>
          </table:table-cell>
          <table:table-cell office:value-type="float" office:value="0.106394686761997" calcext:value-type="float">
            <text:p>0.1063946868</text:p>
          </table:table-cell>
          <table:table-cell table:style-name="Default"/>
          <table:table-cell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410</text:p>
          </table:table-cell>
          <table:table-cell office:value-type="string" calcext:value-type="string">
            <text:p>trainAndPredict running on Kurt‘s machine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/>
          <table:table-cell/>
        </table:table-row>
        <table:table-row table:style-name="ro1" table:number-rows-repeated="104840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temp for plottin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# neighbours</text:p>
          </table:table-cell>
          <table:table-cell table:style-name="ce1" office:value-type="string" calcext:value-type="string">
            <text:p>MAP</text:p>
          </table:table-cell>
          <table:table-cell office:value-type="string" calcext:value-type="string">
            <text:p>MAP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92591982942339</text:p>
          </table:table-cell>
          <table:table-cell table:style-name="ce1" office:value-type="string" calcext:value-type="string">
            <text:p>0.103399003495907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1115</text:p>
          </table:table-cell>
          <table:table-cell table:style-name="ce1" office:value-type="string" calcext:value-type="string">
            <text:p>0.110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1122419991051914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048</text:p>
          </table:table-cell>
          <table:table-cell office:value-type="string" calcext:value-type="string">
            <text:p>0.111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0948734342671736</text:p>
          </table:table-cell>
          <table:table-cell office:value-type="string" calcext:value-type="string">
            <text:p>0.1107172072650953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08968</text:p>
          </table:table-cell>
          <table:table-cell office:value-type="string" calcext:value-type="string">
            <text:p>0.1100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80165439795189</text:p>
          </table:table-cell>
          <table:table-cell office:value-type="string" calcext:value-type="string">
            <text:p>0.1090702662063955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702</text:p>
          </table:table-cell>
          <table:table-cell office:value-type="string" calcext:value-type="string">
            <text:p>0.108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614569115013482</text:p>
          </table:table-cell>
          <table:table-cell office:value-type="string" calcext:value-type="string">
            <text:p>0.107565679810912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536</text:p>
          </table:table-cell>
          <table:table-cell office:value-type="string" calcext:value-type="string">
            <text:p>0.1067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457511443436268</text:p>
          </table:table-cell>
          <table:table-cell office:value-type="string" calcext:value-type="string">
            <text:p>0.1057922878660061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1048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312257744795389</text:p>
          </table:table-cell>
          <table:table-cell office:value-type="string" calcext:value-type="string">
            <text:p>0.104234201778679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228</text:p>
          </table:table-cell>
          <table:table-cell office:value-type="string" calcext:value-type="string">
            <text:p>0.1034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167985927470873</text:p>
          </table:table-cell>
          <table:table-cell office:value-type="string" calcext:value-type="string">
            <text:p>0.102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9910731272094397</text:p>
          </table:table-cell>
          <table:table-cell office:value-type="string" calcext:value-type="string">
            <text:p>0.1000496708869753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738695510625449</text:p>
          </table:table-cell>
          <table:table-cell office:value-type="string" calcext:value-type="string">
            <text:p>0.0980328816728371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01383665522174</text:p>
          </table:table-cell>
          <table:table-cell office:value-type="string" calcext:value-type="string">
            <text:p>0.096713802487945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 style:data-style-name="N2" text:time-value="13:23:25.49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39:17.071000000</meta:creation-date>
    <dc:date>2017-01-11T17:35:57.618000000</dc:date>
    <meta:editing-duration>P3DT1H3M43S</meta:editing-duration>
    <meta:editing-cycles>246</meta:editing-cycles>
    <meta:generator>LibreOffice/5.1.6.2$Windows_x86 LibreOffice_project/07ac168c60a517dba0f0d7bc7540f5afa45f0909</meta:generator>
    <meta:document-statistic meta:table-count="9" meta:cell-count="2326" meta:object-count="0"/>
  </office:meta>
</office:document-meta>
</file>